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146in"/>
    </style:style>
    <style:style style:name="co2" style:family="table-column">
      <style:table-column-properties fo:break-before="auto" style:column-width="0.8819in"/>
    </style:style>
    <style:style style:name="co3" style:family="table-column">
      <style:table-column-properties fo:break-before="auto" style:column-width="0.8929in"/>
    </style:style>
    <style:style style:name="co4" style:family="table-column">
      <style:table-column-properties fo:break-before="auto" style:column-width="1.0217in"/>
    </style:style>
    <style:style style:name="co5" style:family="table-column">
      <style:table-column-properties fo:break-before="auto" style:column-width="1.6543in"/>
    </style:style>
    <style:style style:name="co6" style:family="table-column">
      <style:table-column-properties fo:break-before="auto" style:column-width="1.1827in"/>
    </style:style>
    <style:style style:name="co7" style:family="table-column">
      <style:table-column-properties fo:break-before="auto" style:column-width="1.1673in"/>
    </style:style>
    <style:style style:name="co8" style:family="table-column">
      <style:table-column-properties fo:break-before="auto" style:column-width="1.0717in"/>
    </style:style>
    <style:style style:name="co9" style:family="table-column">
      <style:table-column-properties fo:break-before="auto" style:column-width="1.7291in"/>
    </style:style>
    <style:style style:name="co10" style:family="table-column">
      <style:table-column-properties fo:break-before="auto" style:column-width="8.6547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macbook_board_model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Macbook type</text:p>
          </table:table-cell>
          <table:table-cell office:value-type="string" calcext:value-type="string">
            <text:p>Screen Size</text:p>
          </table:table-cell>
          <table:table-cell office:value-type="string" calcext:value-type="string">
            <text:p>EMC</text:p>
          </table:table-cell>
          <table:table-cell office:value-type="string" calcext:value-type="string">
            <text:p>Model Number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Model ID</text:p>
          </table:table-cell>
          <table:table-cell office:value-type="string" calcext:value-type="string">
            <text:p>Board Numb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cBook Ai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EMC 2924</text:p>
          </table:table-cell>
          <table:table-cell office:value-type="string" calcext:value-type="string">
            <text:p>A1465</text:p>
          </table:table-cell>
          <table:table-cell office:value-type="string" calcext:value-type="string">
            <text:p>Early 2015</text:p>
          </table:table-cell>
          <table:table-cell office:value-type="string" calcext:value-type="string">
            <text:p>MacBookAir7,1</text:p>
          </table:table-cell>
          <table:table-cell office:value-type="string" calcext:value-type="string">
            <text:p>820-001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cBook Air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EMC2925</text:p>
          </table:table-cell>
          <table:table-cell office:value-type="string" calcext:value-type="string">
            <text:p>A1466</text:p>
          </table:table-cell>
          <table:table-cell office:value-type="string" calcext:value-type="string">
            <text:p>Early 2015</text:p>
          </table:table-cell>
          <table:table-cell office:value-type="string" calcext:value-type="string">
            <text:p>MacBookAir7,2</text:p>
          </table:table-cell>
          <table:table-cell office:value-type="string" calcext:value-type="string">
            <text:p>820-001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cBook Air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EMC 3178</text:p>
          </table:table-cell>
          <table:table-cell office:value-type="string" calcext:value-type="string">
            <text:p>A1466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MacBookAir7,2</text:p>
          </table:table-cell>
          <table:table-cell office:value-type="string" calcext:value-type="string">
            <text:p>820-001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cBook Air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EMC 3184</text:p>
          </table:table-cell>
          <table:table-cell office:value-type="string" calcext:value-type="string">
            <text:p>A1932</text:p>
          </table:table-cell>
          <table:table-cell office:value-type="string" calcext:value-type="string">
            <text:p>Late 2018</text:p>
          </table:table-cell>
          <table:table-cell office:value-type="string" calcext:value-type="string">
            <text:p>MacBookAir8,1</text:p>
          </table:table-cell>
          <table:table-cell office:value-type="string" calcext:value-type="string">
            <text:p>820-015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cBook Air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EMC 3184</text:p>
          </table:table-cell>
          <table:table-cell office:value-type="string" calcext:value-type="string">
            <text:p>A1932</text:p>
          </table:table-cell>
          <table:table-cell office:value-type="string" calcext:value-type="string">
            <text:p>True Tone 2019</text:p>
          </table:table-cell>
          <table:table-cell office:value-type="string" calcext:value-type="string">
            <text:p>MacBookAir8,2</text:p>
          </table:table-cell>
          <table:table-cell office:value-type="string" calcext:value-type="string">
            <text:p>820-015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cBook Air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EMC 3302</text:p>
          </table:table-cell>
          <table:table-cell office:value-type="string" calcext:value-type="string">
            <text:p>A2179</text:p>
          </table:table-cell>
          <table:table-cell office:value-type="string" calcext:value-type="string">
            <text:p>Early 2020</text:p>
          </table:table-cell>
          <table:table-cell office:value-type="string" calcext:value-type="string">
            <text:p>MacBookAir9,1</text:p>
          </table:table-cell>
          <table:table-cell office:value-type="string" calcext:value-type="string">
            <text:p>820-019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cBook Air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EMC 3598</text:p>
          </table:table-cell>
          <table:table-cell office:value-type="string" calcext:value-type="string">
            <text:p>A2337</text:p>
          </table:table-cell>
          <table:table-cell office:value-type="string" calcext:value-type="string">
            <text:p>Late 2020 M1</text:p>
          </table:table-cell>
          <table:table-cell office:value-type="string" calcext:value-type="string">
            <text:p>MacBookAir10,1</text:p>
          </table:table-cell>
          <table:table-cell office:value-type="string" calcext:value-type="string">
            <text:p>820-020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cBook Air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EMC 4074</text:p>
          </table:table-cell>
          <table:table-cell office:value-type="string" calcext:value-type="string">
            <text:p>A2681</text:p>
          </table:table-cell>
          <table:table-cell office:value-type="string" calcext:value-type="string">
            <text:p>Mid 2022 M2</text:p>
          </table:table-cell>
          <table:table-cell office:value-type="string" calcext:value-type="string">
            <text:p>Mac14,2</text:p>
          </table:table-cell>
          <table:table-cell office:value-type="string" calcext:value-type="string">
            <text:p>820-025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cBook Air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EMC 2334</text:p>
          </table:table-cell>
          <table:table-cell office:value-type="string" calcext:value-type="string">
            <text:p>A1304</text:p>
          </table:table-cell>
          <table:table-cell office:value-type="string" calcext:value-type="string">
            <text:p>Mid 2009</text:p>
          </table:table-cell>
          <table:table-cell office:value-type="string" calcext:value-type="string">
            <text:p>MacBookAir2,1</text:p>
          </table:table-cell>
          <table:table-cell office:value-type="string" calcext:value-type="string">
            <text:p>820-23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cBook Ai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EMC 2393</text:p>
          </table:table-cell>
          <table:table-cell office:value-type="string" calcext:value-type="string">
            <text:p>A1370</text:p>
          </table:table-cell>
          <table:table-cell office:value-type="string" calcext:value-type="string">
            <text:p>Late 2010</text:p>
          </table:table-cell>
          <table:table-cell office:value-type="string" calcext:value-type="string">
            <text:p>MacBookAir3,1</text:p>
          </table:table-cell>
          <table:table-cell office:value-type="string" calcext:value-type="string">
            <text:p>820-27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cBook Air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EMC 2392</text:p>
          </table:table-cell>
          <table:table-cell office:value-type="string" calcext:value-type="string">
            <text:p>A1369</text:p>
          </table:table-cell>
          <table:table-cell office:value-type="string" calcext:value-type="string">
            <text:p>Late 2010</text:p>
          </table:table-cell>
          <table:table-cell office:value-type="string" calcext:value-type="string">
            <text:p>MacBookAir3,2</text:p>
          </table:table-cell>
          <table:table-cell office:value-type="string" calcext:value-type="string">
            <text:p>820-28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cBook Air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EMC 2469</text:p>
          </table:table-cell>
          <table:table-cell office:value-type="string" calcext:value-type="string">
            <text:p>A1369</text:p>
          </table:table-cell>
          <table:table-cell office:value-type="string" calcext:value-type="string">
            <text:p>Mid 2011</text:p>
          </table:table-cell>
          <table:table-cell office:value-type="string" calcext:value-type="string">
            <text:p>MacBookAir4,2</text:p>
          </table:table-cell>
          <table:table-cell office:value-type="string" calcext:value-type="string">
            <text:p>820-30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cBook Ai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EMC 2471</text:p>
          </table:table-cell>
          <table:table-cell office:value-type="string" calcext:value-type="string">
            <text:p>A1370</text:p>
          </table:table-cell>
          <table:table-cell office:value-type="string" calcext:value-type="string">
            <text:p>Mid 2011</text:p>
          </table:table-cell>
          <table:table-cell office:value-type="string" calcext:value-type="string">
            <text:p>MacBookAir4,1</text:p>
          </table:table-cell>
          <table:table-cell office:value-type="string" calcext:value-type="string">
            <text:p>820-30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cBook Ai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EMC 2558</text:p>
          </table:table-cell>
          <table:table-cell office:value-type="string" calcext:value-type="string">
            <text:p>A1465</text:p>
          </table:table-cell>
          <table:table-cell office:value-type="string" calcext:value-type="string">
            <text:p>Mid 2012</text:p>
          </table:table-cell>
          <table:table-cell office:value-type="string" calcext:value-type="string">
            <text:p>MacBookAir5,1</text:p>
          </table:table-cell>
          <table:table-cell office:value-type="string" calcext:value-type="string">
            <text:p>820-32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cBook Air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EMC 2559</text:p>
          </table:table-cell>
          <table:table-cell office:value-type="string" calcext:value-type="string">
            <text:p>A1466</text:p>
          </table:table-cell>
          <table:table-cell office:value-type="string" calcext:value-type="string">
            <text:p>Mid 2012</text:p>
          </table:table-cell>
          <table:table-cell office:value-type="string" calcext:value-type="string">
            <text:p>MacBookAir5,2</text:p>
          </table:table-cell>
          <table:table-cell office:value-type="string" calcext:value-type="string">
            <text:p>820-32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cBook Ai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EMC 2631</text:p>
          </table:table-cell>
          <table:table-cell office:value-type="string" calcext:value-type="string">
            <text:p>A1465</text:p>
          </table:table-cell>
          <table:table-cell office:value-type="string" calcext:value-type="string">
            <text:p>Mid 2013</text:p>
          </table:table-cell>
          <table:table-cell office:value-type="string" calcext:value-type="string">
            <text:p>MacBookAir6,1</text:p>
          </table:table-cell>
          <table:table-cell office:value-type="string" calcext:value-type="string">
            <text:p>820-34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cBook Ai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EMC 2631</text:p>
          </table:table-cell>
          <table:table-cell office:value-type="string" calcext:value-type="string">
            <text:p>A1465</text:p>
          </table:table-cell>
          <table:table-cell office:value-type="string" calcext:value-type="string">
            <text:p>Early 2014</text:p>
          </table:table-cell>
          <table:table-cell office:value-type="string" calcext:value-type="string">
            <text:p>MacBookAir6,1</text:p>
          </table:table-cell>
          <table:table-cell office:value-type="string" calcext:value-type="string">
            <text:p>820-34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cBook Air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EMC 2632</text:p>
          </table:table-cell>
          <table:table-cell office:value-type="string" calcext:value-type="string">
            <text:p>A1466</text:p>
          </table:table-cell>
          <table:table-cell office:value-type="string" calcext:value-type="string">
            <text:p>Mid 2013</text:p>
          </table:table-cell>
          <table:table-cell office:value-type="string" calcext:value-type="string">
            <text:p>MacBookAir6,2</text:p>
          </table:table-cell>
          <table:table-cell office:value-type="string" calcext:value-type="string">
            <text:p>820-34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cBook Air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EMC 2632</text:p>
          </table:table-cell>
          <table:table-cell office:value-type="string" calcext:value-type="string">
            <text:p>A1466</text:p>
          </table:table-cell>
          <table:table-cell office:value-type="string" calcext:value-type="string">
            <text:p>Early 2014</text:p>
          </table:table-cell>
          <table:table-cell office:value-type="string" calcext:value-type="string">
            <text:p>MacBookAir6,2</text:p>
          </table:table-cell>
          <table:table-cell office:value-type="string" calcext:value-type="string">
            <text:p>820-34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cBook Pro Retina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EMC 2909</text:p>
          </table:table-cell>
          <table:table-cell office:value-type="string" calcext:value-type="string">
            <text:p>A1398</text:p>
          </table:table-cell>
          <table:table-cell office:value-type="string" calcext:value-type="string">
            <text:p>Mid 2015</text:p>
          </table:table-cell>
          <table:table-cell office:value-type="string" calcext:value-type="string">
            <text:p>MacBookPro11,4</text:p>
          </table:table-cell>
          <table:table-cell office:value-type="string" calcext:value-type="string">
            <text:p>820-001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cBook Pro Retina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EMC 2910</text:p>
          </table:table-cell>
          <table:table-cell office:value-type="string" calcext:value-type="string">
            <text:p>A1398</text:p>
          </table:table-cell>
          <table:table-cell office:value-type="string" calcext:value-type="string">
            <text:p>Mid 2015</text:p>
          </table:table-cell>
          <table:table-cell office:value-type="string" calcext:value-type="string">
            <text:p>MacBookPro11,5</text:p>
          </table:table-cell>
          <table:table-cell office:value-type="string" calcext:value-type="string">
            <text:p>820-00163, 820-004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cBook Pro Retin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EMC 3071</text:p>
          </table:table-cell>
          <table:table-cell office:value-type="string" calcext:value-type="string">
            <text:p>A1706</text:p>
          </table:table-cell>
          <table:table-cell office:value-type="string" calcext:value-type="string">
            <text:p>2016 4xTBT3 TB</text:p>
          </table:table-cell>
          <table:table-cell office:value-type="string" calcext:value-type="string">
            <text:p>MacBookPro13,2</text:p>
          </table:table-cell>
          <table:table-cell office:value-type="string" calcext:value-type="string">
            <text:p>820-002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cBook Pro Retina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EMC 3072</text:p>
          </table:table-cell>
          <table:table-cell office:value-type="string" calcext:value-type="string">
            <text:p>A1707</text:p>
          </table:table-cell>
          <table:table-cell office:value-type="string" calcext:value-type="string">
            <text:p>Late 2016</text:p>
          </table:table-cell>
          <table:table-cell office:value-type="string" calcext:value-type="string">
            <text:p>MacBookPro13,3</text:p>
          </table:table-cell>
          <table:table-cell office:value-type="string" calcext:value-type="string">
            <text:p>820-002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cBook Pro Retin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EMC 3164</text:p>
          </table:table-cell>
          <table:table-cell office:value-type="string" calcext:value-type="string">
            <text:p>A1708</text:p>
          </table:table-cell>
          <table:table-cell office:value-type="string" calcext:value-type="string">
            <text:p>Mid 2017 2xTBT3 No TB</text:p>
          </table:table-cell>
          <table:table-cell office:value-type="string" calcext:value-type="string">
            <text:p>MacBookPro14,1</text:p>
          </table:table-cell>
          <table:table-cell office:value-type="string" calcext:value-type="string">
            <text:p>820-008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cBook Pro Retin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EMC 3124</text:p>
          </table:table-cell>
          <table:table-cell office:value-type="string" calcext:value-type="string">
            <text:p>A1989</text:p>
          </table:table-cell>
          <table:table-cell office:value-type="string" calcext:value-type="string">
            <text:p>2018 4xTBT3 TB</text:p>
          </table:table-cell>
          <table:table-cell office:value-type="string" calcext:value-type="string">
            <text:p>MacBookPro15,2</text:p>
          </table:table-cell>
          <table:table-cell office:value-type="string" calcext:value-type="string">
            <text:p>820-008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cBook Pro Retin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EMC 3358</text:p>
          </table:table-cell>
          <table:table-cell office:value-type="string" calcext:value-type="string">
            <text:p>A1989</text:p>
          </table:table-cell>
          <table:table-cell office:value-type="string" calcext:value-type="string">
            <text:p>2019 4xTBT3 TB</text:p>
          </table:table-cell>
          <table:table-cell office:value-type="string" calcext:value-type="string">
            <text:p>MacBookPro15,2</text:p>
          </table:table-cell>
          <table:table-cell office:value-type="string" calcext:value-type="string">
            <text:p>820-008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cBook Pro Retin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EMC 2978</text:p>
          </table:table-cell>
          <table:table-cell office:value-type="string" calcext:value-type="string">
            <text:p>A1708</text:p>
          </table:table-cell>
          <table:table-cell office:value-type="string" calcext:value-type="string">
            <text:p>2016 2xTBT3 No TB</text:p>
          </table:table-cell>
          <table:table-cell office:value-type="string" calcext:value-type="string">
            <text:p>MacBookPro13,1</text:p>
          </table:table-cell>
          <table:table-cell office:value-type="string" calcext:value-type="string">
            <text:p>820-008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cBook Pro Retin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EMC 3163</text:p>
          </table:table-cell>
          <table:table-cell office:value-type="string" calcext:value-type="string">
            <text:p>A1706</text:p>
          </table:table-cell>
          <table:table-cell office:value-type="string" calcext:value-type="string">
            <text:p>Mid 2017 4xTBT3 TB</text:p>
          </table:table-cell>
          <table:table-cell office:value-type="string" calcext:value-type="string">
            <text:p>MacBookPro14,2</text:p>
          </table:table-cell>
          <table:table-cell office:value-type="string" calcext:value-type="string">
            <text:p>820-009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cBook Pro Retina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EMC 3162</text:p>
          </table:table-cell>
          <table:table-cell office:value-type="string" calcext:value-type="string">
            <text:p>A1707</text:p>
          </table:table-cell>
          <table:table-cell office:value-type="string" calcext:value-type="string">
            <text:p>Mid 2017</text:p>
          </table:table-cell>
          <table:table-cell office:value-type="string" calcext:value-type="string">
            <text:p>MacBookPro14,3</text:p>
          </table:table-cell>
          <table:table-cell office:value-type="string" calcext:value-type="string">
            <text:p>820-009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cBook Pro Retina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EMC3215</text:p>
          </table:table-cell>
          <table:table-cell office:value-type="string" calcext:value-type="string">
            <text:p>A1990</text:p>
          </table:table-cell>
          <table:table-cell office:value-type="string" calcext:value-type="string">
            <text:p>Mid 2018</text:p>
          </table:table-cell>
          <table:table-cell office:value-type="string" calcext:value-type="string">
            <text:p>MacBookPro15,1</text:p>
          </table:table-cell>
          <table:table-cell office:value-type="string" calcext:value-type="string">
            <text:p>820-010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cBook Pro Retina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EMC3215</text:p>
          </table:table-cell>
          <table:table-cell office:value-type="string" calcext:value-type="string">
            <text:p>A1990</text:p>
          </table:table-cell>
          <table:table-cell office:value-type="string" calcext:value-type="string">
            <text:p>Mid 2018</text:p>
          </table:table-cell>
          <table:table-cell office:value-type="string" calcext:value-type="string">
            <text:p>MacBookPro15,3</text:p>
          </table:table-cell>
          <table:table-cell office:value-type="string" calcext:value-type="string">
            <text:p>820-010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cBook Pro Retin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EMC 3301</text:p>
          </table:table-cell>
          <table:table-cell office:value-type="string" calcext:value-type="string">
            <text:p>A2159</text:p>
          </table:table-cell>
          <table:table-cell office:value-type="string" calcext:value-type="string">
            <text:p>2019 2xTBT3 TB</text:p>
          </table:table-cell>
          <table:table-cell office:value-type="string" calcext:value-type="string">
            <text:p>MacBookPro15,4</text:p>
          </table:table-cell>
          <table:table-cell office:value-type="string" calcext:value-type="string">
            <text:p>820-015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cBook Pro Retin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MC 3347</text:p>
          </table:table-cell>
          <table:table-cell office:value-type="string" calcext:value-type="string">
            <text:p>A2141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MacBookPro16,1</text:p>
          </table:table-cell>
          <table:table-cell office:value-type="string" calcext:value-type="string">
            <text:p>820-017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cBook Pro Retina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EMC 3359</text:p>
          </table:table-cell>
          <table:table-cell office:value-type="string" calcext:value-type="string">
            <text:p>A1990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MacBookPro15,1</text:p>
          </table:table-cell>
          <table:table-cell office:value-type="string" calcext:value-type="string">
            <text:p>820-018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cBook Pro Retina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EMC 3359</text:p>
          </table:table-cell>
          <table:table-cell office:value-type="string" calcext:value-type="string">
            <text:p>A1990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MacBookPro15,3</text:p>
          </table:table-cell>
          <table:table-cell office:value-type="string" calcext:value-type="string">
            <text:p>820-018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cBook Pro Retin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EMC 3348</text:p>
          </table:table-cell>
          <table:table-cell office:value-type="string" calcext:value-type="string">
            <text:p>A2251</text:p>
          </table:table-cell>
          <table:table-cell office:value-type="string" calcext:value-type="string">
            <text:p>2020 4XTBT3 TB</text:p>
          </table:table-cell>
          <table:table-cell office:value-type="string" calcext:value-type="string">
            <text:p>MacBookPro16,2</text:p>
          </table:table-cell>
          <table:table-cell office:value-type="string" calcext:value-type="string">
            <text:p>820-019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cBook Pro Retin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EMC 3456</text:p>
          </table:table-cell>
          <table:table-cell office:value-type="string" calcext:value-type="string">
            <text:p>A2289</text:p>
          </table:table-cell>
          <table:table-cell office:value-type="string" calcext:value-type="string">
            <text:p>2020 2xTBT3 TB</text:p>
          </table:table-cell>
          <table:table-cell office:value-type="string" calcext:value-type="string">
            <text:p>MacBookPro16,3</text:p>
          </table:table-cell>
          <table:table-cell office:value-type="string" calcext:value-type="string">
            <text:p>820-019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cBook Pro Retin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EMC 8162</text:p>
          </table:table-cell>
          <table:table-cell office:value-type="string" calcext:value-type="string">
            <text:p>A2338</text:p>
          </table:table-cell>
          <table:table-cell office:value-type="string" calcext:value-type="string">
            <text:p>Late 2020 M1</text:p>
          </table:table-cell>
          <table:table-cell office:value-type="string" calcext:value-type="string">
            <text:p>MacBookPro17,1</text:p>
          </table:table-cell>
          <table:table-cell office:value-type="string" calcext:value-type="string">
            <text:p>820-020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cBook Pro Retina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EMC 3650</text:p>
          </table:table-cell>
          <table:table-cell office:value-type="string" calcext:value-type="string">
            <text:p>A2442</text:p>
          </table:table-cell>
          <table:table-cell office:value-type="string" calcext:value-type="string">
            <text:p>Late 2021 M1</text:p>
          </table:table-cell>
          <table:table-cell office:value-type="string" calcext:value-type="string">
            <text:p>MacBookPro18,3</text:p>
          </table:table-cell>
          <table:table-cell office:value-type="string" calcext:value-type="string">
            <text:p>820-020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cBook Pro Retina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EMC 3650</text:p>
          </table:table-cell>
          <table:table-cell office:value-type="string" calcext:value-type="string">
            <text:p>A2442</text:p>
          </table:table-cell>
          <table:table-cell office:value-type="string" calcext:value-type="string">
            <text:p>Late 2021 M1</text:p>
          </table:table-cell>
          <table:table-cell office:value-type="string" calcext:value-type="string">
            <text:p>MacBookPro18,4</text:p>
          </table:table-cell>
          <table:table-cell office:value-type="string" calcext:value-type="string">
            <text:p>820-020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cBook Pro Retin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MC 3651</text:p>
          </table:table-cell>
          <table:table-cell office:value-type="string" calcext:value-type="string">
            <text:p>A2485</text:p>
          </table:table-cell>
          <table:table-cell office:value-type="string" calcext:value-type="string">
            <text:p>Late 2021 M1</text:p>
          </table:table-cell>
          <table:table-cell office:value-type="string" calcext:value-type="string">
            <text:p>MacBookProXX,X</text:p>
          </table:table-cell>
          <table:table-cell office:value-type="string" calcext:value-type="string">
            <text:p>820-02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cBook Pro Retin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MC 3651</text:p>
          </table:table-cell>
          <table:table-cell office:value-type="string" calcext:value-type="string">
            <text:p>A2485</text:p>
          </table:table-cell>
          <table:table-cell office:value-type="string" calcext:value-type="string">
            <text:p>Late 2021 M1</text:p>
          </table:table-cell>
          <table:table-cell office:value-type="string" calcext:value-type="string">
            <text:p>MacBookPro18,1</text:p>
          </table:table-cell>
          <table:table-cell office:value-type="string" calcext:value-type="string">
            <text:p>820-023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cBook Pro Retin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MC 3651</text:p>
          </table:table-cell>
          <table:table-cell office:value-type="string" calcext:value-type="string">
            <text:p>A2485</text:p>
          </table:table-cell>
          <table:table-cell office:value-type="string" calcext:value-type="string">
            <text:p>Late 2021 M1</text:p>
          </table:table-cell>
          <table:table-cell office:value-type="string" calcext:value-type="string">
            <text:p>MacBookPro18,2</text:p>
          </table:table-cell>
          <table:table-cell office:value-type="string" calcext:value-type="string">
            <text:p>820-023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cBook Pro Retin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EMC 8162</text:p>
          </table:table-cell>
          <table:table-cell office:value-type="string" calcext:value-type="string">
            <text:p>A2338</text:p>
          </table:table-cell>
          <table:table-cell office:value-type="string" calcext:value-type="string">
            <text:p>Mid 2022 M2</text:p>
          </table:table-cell>
          <table:table-cell office:value-type="string" calcext:value-type="string">
            <text:p>Mac14,7</text:p>
          </table:table-cell>
          <table:table-cell office:value-type="string" calcext:value-type="string">
            <text:p>820-027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cBook Pro Retin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EMC 2672</text:p>
          </table:table-cell>
          <table:table-cell office:value-type="string" calcext:value-type="string">
            <text:p>A1425</text:p>
          </table:table-cell>
          <table:table-cell office:value-type="string" calcext:value-type="string">
            <text:p>Early 2013</text:p>
          </table:table-cell>
          <table:table-cell office:value-type="string" calcext:value-type="string">
            <text:p>MacBookPro10,2</text:p>
          </table:table-cell>
          <table:table-cell office:value-type="string" calcext:value-type="string">
            <text:p>820-319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cBook Pro Retina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EMC 2512</text:p>
          </table:table-cell>
          <table:table-cell office:value-type="string" calcext:value-type="string">
            <text:p>A1398</text:p>
          </table:table-cell>
          <table:table-cell office:value-type="string" calcext:value-type="string">
            <text:p>Mid 2012</text:p>
          </table:table-cell>
          <table:table-cell office:value-type="string" calcext:value-type="string">
            <text:p>MacBookPro10,1</text:p>
          </table:table-cell>
          <table:table-cell office:value-type="string" calcext:value-type="string">
            <text:p>820-33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cBook Pro Retina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EMC 2673</text:p>
          </table:table-cell>
          <table:table-cell office:value-type="string" calcext:value-type="string">
            <text:p>A1398</text:p>
          </table:table-cell>
          <table:table-cell office:value-type="string" calcext:value-type="string">
            <text:p>Early 2013</text:p>
          </table:table-cell>
          <table:table-cell office:value-type="string" calcext:value-type="string">
            <text:p>MacBookPro10,1</text:p>
          </table:table-cell>
          <table:table-cell office:value-type="string" calcext:value-type="string">
            <text:p>820-33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cBook Pro Retin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EMC 2557</text:p>
          </table:table-cell>
          <table:table-cell office:value-type="string" calcext:value-type="string">
            <text:p>A1425</text:p>
          </table:table-cell>
          <table:table-cell office:value-type="string" calcext:value-type="string">
            <text:p>Late 2012</text:p>
          </table:table-cell>
          <table:table-cell office:value-type="string" calcext:value-type="string">
            <text:p>MacBookPro10,2</text:p>
          </table:table-cell>
          <table:table-cell office:value-type="string" calcext:value-type="string">
            <text:p>820-34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cBook Pro Retin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EMC 2875</text:p>
          </table:table-cell>
          <table:table-cell office:value-type="string" calcext:value-type="string">
            <text:p>A1502</text:p>
          </table:table-cell>
          <table:table-cell office:value-type="string" calcext:value-type="string">
            <text:p>Mid 2014</text:p>
          </table:table-cell>
          <table:table-cell office:value-type="string" calcext:value-type="string">
            <text:p>MacBookPro11,1</text:p>
          </table:table-cell>
          <table:table-cell office:value-type="string" calcext:value-type="string">
            <text:p>820-34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cBook Pro Retin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EMC 2678</text:p>
          </table:table-cell>
          <table:table-cell office:value-type="string" calcext:value-type="string">
            <text:p>A1502</text:p>
          </table:table-cell>
          <table:table-cell office:value-type="string" calcext:value-type="string">
            <text:p>Late 2013</text:p>
          </table:table-cell>
          <table:table-cell office:value-type="string" calcext:value-type="string">
            <text:p>MacBookPro11,1</text:p>
          </table:table-cell>
          <table:table-cell office:value-type="string" calcext:value-type="string">
            <text:p>820-3476, 820-35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cBook Pro Retina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EMC 2674</text:p>
          </table:table-cell>
          <table:table-cell office:value-type="string" calcext:value-type="string">
            <text:p>A1398</text:p>
          </table:table-cell>
          <table:table-cell office:value-type="string" calcext:value-type="string">
            <text:p>Late 2013</text:p>
          </table:table-cell>
          <table:table-cell office:value-type="string" calcext:value-type="string">
            <text:p>MacBookPro11,2</text:p>
          </table:table-cell>
          <table:table-cell office:value-type="string" calcext:value-type="string">
            <text:p>820-36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cBook Pro Retina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EMC 2745</text:p>
          </table:table-cell>
          <table:table-cell office:value-type="string" calcext:value-type="string">
            <text:p>A1398</text:p>
          </table:table-cell>
          <table:table-cell office:value-type="string" calcext:value-type="string">
            <text:p>Mid 2014</text:p>
          </table:table-cell>
          <table:table-cell office:value-type="string" calcext:value-type="string">
            <text:p>MacBookPro11,3</text:p>
          </table:table-cell>
          <table:table-cell office:value-type="string" calcext:value-type="string">
            <text:p>820-36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cBook Pro Retina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EMC 2876</text:p>
          </table:table-cell>
          <table:table-cell office:value-type="string" calcext:value-type="string">
            <text:p>A1398</text:p>
          </table:table-cell>
          <table:table-cell office:value-type="string" calcext:value-type="string">
            <text:p>Late 2013</text:p>
          </table:table-cell>
          <table:table-cell office:value-type="string" calcext:value-type="string">
            <text:p>MacBookPro11,2</text:p>
          </table:table-cell>
          <table:table-cell office:value-type="string" calcext:value-type="string">
            <text:p>820-37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cBook Pro Retina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EMC 2881</text:p>
          </table:table-cell>
          <table:table-cell office:value-type="string" calcext:value-type="string">
            <text:p>A1398</text:p>
          </table:table-cell>
          <table:table-cell office:value-type="string" calcext:value-type="string">
            <text:p>Mid 2014</text:p>
          </table:table-cell>
          <table:table-cell office:value-type="string" calcext:value-type="string">
            <text:p>MacBookPro11,3</text:p>
          </table:table-cell>
          <table:table-cell office:value-type="string" calcext:value-type="string">
            <text:p>820-37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cBook Pro Retin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EMC 2835</text:p>
          </table:table-cell>
          <table:table-cell office:value-type="string" calcext:value-type="string">
            <text:p>A1502</text:p>
          </table:table-cell>
          <table:table-cell office:value-type="string" calcext:value-type="string">
            <text:p>Early 2015</text:p>
          </table:table-cell>
          <table:table-cell office:value-type="string" calcext:value-type="string">
            <text:p>MacBookPro12,1</text:p>
          </table:table-cell>
          <table:table-cell office:value-type="string" calcext:value-type="string">
            <text:p>820-49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cBook Pro Unibody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Late 2008</text:p>
          </table:table-cell>
          <table:table-cell/>
          <table:table-cell office:value-type="string" calcext:value-type="string">
            <text:p>820-23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cBook Pro Unibody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EMC 2255</text:p>
          </table:table-cell>
          <table:table-cell office:value-type="string" calcext:value-type="string">
            <text:p>A1286</text:p>
          </table:table-cell>
          <table:table-cell office:value-type="string" calcext:value-type="string">
            <text:p>Late 2008</text:p>
          </table:table-cell>
          <table:table-cell office:value-type="string" calcext:value-type="string">
            <text:p>MacBookPro5,1</text:p>
          </table:table-cell>
          <table:table-cell office:value-type="string" calcext:value-type="string">
            <text:p>820-23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cBook Pro Unibody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EMC 2272</text:p>
          </table:table-cell>
          <table:table-cell office:value-type="string" calcext:value-type="string">
            <text:p>A1297</text:p>
          </table:table-cell>
          <table:table-cell office:value-type="string" calcext:value-type="string">
            <text:p>Early 2009</text:p>
          </table:table-cell>
          <table:table-cell office:value-type="string" calcext:value-type="string">
            <text:p>MacBookPro5,2</text:p>
          </table:table-cell>
          <table:table-cell office:value-type="string" calcext:value-type="string">
            <text:p>820-239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cBook Pro Unibody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EMC 2326</text:p>
          </table:table-cell>
          <table:table-cell office:value-type="string" calcext:value-type="string">
            <text:p>A1278</text:p>
          </table:table-cell>
          <table:table-cell office:value-type="string" calcext:value-type="string">
            <text:p>Mid 2009</text:p>
          </table:table-cell>
          <table:table-cell office:value-type="string" calcext:value-type="string">
            <text:p>MacBookPro5,5</text:p>
          </table:table-cell>
          <table:table-cell office:value-type="string" calcext:value-type="string">
            <text:p>820-25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cBook Pro Unibody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EMC 2325</text:p>
          </table:table-cell>
          <table:table-cell office:value-type="string" calcext:value-type="string">
            <text:p>A1286</text:p>
          </table:table-cell>
          <table:table-cell office:value-type="string" calcext:value-type="string">
            <text:p>Mid 2009</text:p>
          </table:table-cell>
          <table:table-cell office:value-type="string" calcext:value-type="string">
            <text:p>MacBookPro5,3</text:p>
          </table:table-cell>
          <table:table-cell office:value-type="string" calcext:value-type="string">
            <text:p>820-2532, 820-2330, 820-25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cBook Pro Unibody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EMC 2324</text:p>
          </table:table-cell>
          <table:table-cell office:value-type="string" calcext:value-type="string">
            <text:p>A1286</text:p>
          </table:table-cell>
          <table:table-cell office:value-type="string" calcext:value-type="string">
            <text:p>Mid 2009 2.5Ghz</text:p>
          </table:table-cell>
          <table:table-cell office:value-type="string" calcext:value-type="string">
            <text:p>MacBookPro5,4</text:p>
          </table:table-cell>
          <table:table-cell office:value-type="string" calcext:value-type="string">
            <text:p>820-25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cBook Pro Unibody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EMC 2329</text:p>
          </table:table-cell>
          <table:table-cell office:value-type="string" calcext:value-type="string">
            <text:p>A1297</text:p>
          </table:table-cell>
          <table:table-cell office:value-type="string" calcext:value-type="string">
            <text:p>Mid 2009</text:p>
          </table:table-cell>
          <table:table-cell office:value-type="string" calcext:value-type="string">
            <text:p>MacBookPro5,2</text:p>
          </table:table-cell>
          <table:table-cell office:value-type="string" calcext:value-type="string">
            <text:p>820-26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cBook Pro Unibody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EMC 2352</text:p>
          </table:table-cell>
          <table:table-cell office:value-type="string" calcext:value-type="string">
            <text:p>A1297</text:p>
          </table:table-cell>
          <table:table-cell office:value-type="string" calcext:value-type="string">
            <text:p>Mid 2010</text:p>
          </table:table-cell>
          <table:table-cell office:value-type="string" calcext:value-type="string">
            <text:p>MacBookPro6,1</text:p>
          </table:table-cell>
          <table:table-cell office:value-type="string" calcext:value-type="string">
            <text:p>820-28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cBook Pro Unibody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EMC 2353</text:p>
          </table:table-cell>
          <table:table-cell office:value-type="string" calcext:value-type="string">
            <text:p>A1286</text:p>
          </table:table-cell>
          <table:table-cell office:value-type="string" calcext:value-type="string">
            <text:p>Mid 2010</text:p>
          </table:table-cell>
          <table:table-cell office:value-type="string" calcext:value-type="string">
            <text:p>MacBookPro6,2</text:p>
          </table:table-cell>
          <table:table-cell office:value-type="string" calcext:value-type="string">
            <text:p>820-28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cBook Pro Unibody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EMC 2351</text:p>
          </table:table-cell>
          <table:table-cell office:value-type="string" calcext:value-type="string">
            <text:p>A1278</text:p>
          </table:table-cell>
          <table:table-cell office:value-type="string" calcext:value-type="string">
            <text:p>Mid 2010</text:p>
          </table:table-cell>
          <table:table-cell office:value-type="string" calcext:value-type="string">
            <text:p>MacBookPro7,1</text:p>
          </table:table-cell>
          <table:table-cell office:value-type="string" calcext:value-type="string">
            <text:p>820-28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cBook Pro Unibody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EMC 2352-1</text:p>
          </table:table-cell>
          <table:table-cell office:value-type="string" calcext:value-type="string">
            <text:p>A1297</text:p>
          </table:table-cell>
          <table:table-cell office:value-type="string" calcext:value-type="string">
            <text:p>Early 2011</text:p>
          </table:table-cell>
          <table:table-cell office:value-type="string" calcext:value-type="string">
            <text:p>MacBookPro8,3</text:p>
          </table:table-cell>
          <table:table-cell office:value-type="string" calcext:value-type="string">
            <text:p>820-29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cBook Pro Unibody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EMC 2564</text:p>
          </table:table-cell>
          <table:table-cell office:value-type="string" calcext:value-type="string">
            <text:p>A1297</text:p>
          </table:table-cell>
          <table:table-cell office:value-type="string" calcext:value-type="string">
            <text:p>Late 2011</text:p>
          </table:table-cell>
          <table:table-cell office:value-type="string" calcext:value-type="string">
            <text:p>MacBookPro8,3</text:p>
          </table:table-cell>
          <table:table-cell office:value-type="string" calcext:value-type="string">
            <text:p>820-29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cBook Pro Unibody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EMC 2353-1</text:p>
          </table:table-cell>
          <table:table-cell office:value-type="string" calcext:value-type="string">
            <text:p>A1286</text:p>
          </table:table-cell>
          <table:table-cell office:value-type="string" calcext:value-type="string">
            <text:p>Early 2011</text:p>
          </table:table-cell>
          <table:table-cell office:value-type="string" calcext:value-type="string">
            <text:p>MacBookPro8,2</text:p>
          </table:table-cell>
          <table:table-cell office:value-type="string" calcext:value-type="string">
            <text:p>820-29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cBook Pro Unibody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EMC 2363</text:p>
          </table:table-cell>
          <table:table-cell office:value-type="string" calcext:value-type="string">
            <text:p>A1286</text:p>
          </table:table-cell>
          <table:table-cell office:value-type="string" calcext:value-type="string">
            <text:p>Late 2011</text:p>
          </table:table-cell>
          <table:table-cell office:value-type="string" calcext:value-type="string">
            <text:p>MacBookPro8,2</text:p>
          </table:table-cell>
          <table:table-cell office:value-type="string" calcext:value-type="string">
            <text:p>820-29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cBook Pro Unibody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EMC 2419</text:p>
          </table:table-cell>
          <table:table-cell office:value-type="string" calcext:value-type="string">
            <text:p>A1278</text:p>
          </table:table-cell>
          <table:table-cell office:value-type="string" calcext:value-type="string">
            <text:p>Early 2011</text:p>
          </table:table-cell>
          <table:table-cell office:value-type="string" calcext:value-type="string">
            <text:p>MacBookPro8,1</text:p>
          </table:table-cell>
          <table:table-cell office:value-type="string" calcext:value-type="string">
            <text:p>820-29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cBook Pro Unibody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EMC 2555</text:p>
          </table:table-cell>
          <table:table-cell office:value-type="string" calcext:value-type="string">
            <text:p>A1278</text:p>
          </table:table-cell>
          <table:table-cell office:value-type="string" calcext:value-type="string">
            <text:p>Late 2011</text:p>
          </table:table-cell>
          <table:table-cell office:value-type="string" calcext:value-type="string">
            <text:p>MacBookPro8,1</text:p>
          </table:table-cell>
          <table:table-cell office:value-type="string" calcext:value-type="string">
            <text:p>820-29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cBook Pro Unibody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EMC 2554</text:p>
          </table:table-cell>
          <table:table-cell office:value-type="string" calcext:value-type="string">
            <text:p>A1278</text:p>
          </table:table-cell>
          <table:table-cell office:value-type="string" calcext:value-type="string">
            <text:p>Mid 2012</text:p>
          </table:table-cell>
          <table:table-cell office:value-type="string" calcext:value-type="string">
            <text:p>MacBookPro9,2</text:p>
          </table:table-cell>
          <table:table-cell office:value-type="string" calcext:value-type="string">
            <text:p>820-31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cBook Pro Unibody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EMC 2556</text:p>
          </table:table-cell>
          <table:table-cell office:value-type="string" calcext:value-type="string">
            <text:p>A1286</text:p>
          </table:table-cell>
          <table:table-cell office:value-type="string" calcext:value-type="string">
            <text:p>Mid 2012</text:p>
          </table:table-cell>
          <table:table-cell office:value-type="string" calcext:value-type="string">
            <text:p>MacBookPro9,1</text:p>
          </table:table-cell>
          <table:table-cell office:value-type="string" calcext:value-type="string">
            <text:p>820-33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cbook 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A1534</text:p>
          </table:table-cell>
          <table:table-cell office:value-type="float" office:value="2015" calcext:value-type="float">
            <text:p>2015</text:p>
          </table:table-cell>
          <table:table-cell/>
          <table:table-cell office:value-type="string" calcext:value-type="string">
            <text:p>820-33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cbook 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A1534</text:p>
          </table:table-cell>
          <table:table-cell office:value-type="float" office:value="2016" calcext:value-type="float">
            <text:p>2016</text:p>
          </table:table-cell>
          <table:table-cell/>
          <table:table-cell office:value-type="string" calcext:value-type="string">
            <text:p>820-00244</text:p>
          </table:table-cell>
          <table:table-cell table:number-columns-repeated="3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If you see the logic board part number 820-4942 it means the user intended to type 820-4924 but made a typo in erro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f you see the logic board part number 820-4926 it means the user intended to type 820-4924 but made a typo in erro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f you see the logic board part number 820-4923 it means the user intended to type 820-4924 but made a typo in erro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f you see the logic board part number 820-4824 it means the user intended to type 820-4924 but made a typo in erro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f you see the logic board part number 820-3262 it means the user intended to type 820-3662 but made a typo in erro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f you see the logic board part number 820-3663 it means the user intended to type 820-3662 but made a typo in erro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f you see the logic board part number 820-3642 it means the user intended to type 820-3462 but made a typo in erro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f you see the logic board part number 820-3427 it means the user intended to type 820-3437 but made a typo in erro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f you see the logic board part number 820-3436 it means the user intended to type 820-3435 but made a typo in erro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f you see the logic board part number 820-3235 it means the user intended to type 820-3435 but made a typo in erro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f you see the logic board part number 820-3320 it means the user intended to type 820-3330 but made a typo in erro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f you see the logic board part number 820-31115 it means the user intended to type 820-3115 but made a typo in erro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f you see the logic board part number 820-3215 it means the user intended to type 820-3115 but made a typo in erro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f you see the logic board part number 820-32115 it means the user intended to type 820-3115 but made a typo in erro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f you see the logic board part number 820-2926 it means the user intended to type 820-2936 but made a typo in erro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f you see the logic board part number 820-2916 it means the user intended to type 820-2915 but made a typo in erro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f you see the logic board part number 820-2979 it means the user intended to type 820-2879 but made a typo in erro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f you see the logic board part number 820-28789 it means the user intended to type 820-2879 but made a typo in erro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f you see the logic board part number 820-2580 it means the user intended to type 820-2850 but made a typo in erro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f you see the logic board part number 820-8250 it means the user intended to type 820-2850 but made a typo in erro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f you see the logic board part number 820-2950 it means the user intended to type 820-2850 but made a typo in erro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f you see the logic board part number 820-3290 it means the user intended to type 820-2390 but made a typo in erro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f you see the logic board part number 820-2309 it means the user intended to type 820-2390 but made a typo in erro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f you see the logic board part number 820-2337 it means the user intended to type 820-2327 but made a typo in erro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f you see the logic board part number 820-2347 it means the user intended to type 820-2327 but made a typo in erro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f you see the logic board part number 820-3237 it means the user intended to type 820-2327 but made a typo in erro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f you see the logic board part number 820-2110 it means the user intended to type 820-2101 but made a typo in erro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f you see the logic board part number 820-09158 it means the user intended to type 820-01958 but made a typo in erro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f you see the logic board part number 820-01959 it means the user intended to type 820-01958 but made a typo in erro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f you see the logic board part number 820-1958 it means the user intended to type 820-01958 but made a typo in erro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f you see the logic board part number 820-10958 it means the user intended to type 820-01958 but made a typo in erro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f you see the logic board part number 820-01040 it means the user intended to type 820-01041 but made a typo in erro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f you see the logic board part number 820-0840 it means the user intended to type 820-00840 but made a typo in erro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f you see the logic board part number 820-00480 it means the user intended to type 820-00840 but made a typo in erro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f you see the logic board part number 820-0065 it means the user intended to type 820-00165 but made a typo in erro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f you see the logic board part number 820-01165 it means the user intended to type 820-00165 but made a typo in erro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f you see the logic board part number 820-00183 it means the user intended to type 820-00138 but made a typo in erro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f you see the logic board part number 820-01069 it means the user intended to type 820-00138 but made a typo in erro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f you see the logic board part number 820-00246 it means the user intended to type 820-00138 but made a typo in erro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f you see the logic board part number 820-0045 it means the user intended to type 820-00045 but made a typo in erro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f you see the logic board part number 820-00044 it means the user intended to type 820-00045 but made a typo in error</text:p>
          </table:table-cell>
          <table:table-cell table:number-columns-repeated="9"/>
        </table:table-row>
      </table:table>
      <table:table table:name="typos and other boards" table:style-name="ta1">
        <table:table-column table:style-name="co11" table:number-columns-repeated="3" table:default-cell-style-name="Default"/>
        <table:table-row table:style-name="ro1">
          <table:table-cell office:value-type="string" calcext:value-type="string">
            <text:p>OTHER BOAR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20-2784</text:p>
          </table:table-cell>
          <table:table-cell table:number-columns-repeated="2"/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820-2875</text:p>
          </table:table-cell>
          <table:table-cell/>
          <table:table-cell table:formula="of:= &quot;If you see the logic board part number &quot; &amp; TEXT([.A5]; &quot;@&quot;) &amp; &quot; it means the user intended to type &quot; &amp; TEXT([.B5]; &quot;@&quot;) &amp; &quot; but made a typo in error&quot;" office:value-type="string" office:string-value="If you see the logic board part number 820-2875 it means the user intended to type 0 but made a typo in error" calcext:value-type="string">
            <text:p>If you see the logic board part number 820-2875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4942</text:p>
          </table:table-cell>
          <table:table-cell office:value-type="string" calcext:value-type="string">
            <text:p>820-4924</text:p>
          </table:table-cell>
          <table:table-cell table:formula="of:= &quot;If you see the logic board part number &quot; &amp; TEXT([.A6]; &quot;@&quot;) &amp; &quot; it means the user intended to type &quot; &amp; TEXT([.B6]; &quot;@&quot;) &amp; &quot; but made a typo in error&quot;" office:value-type="string" office:string-value="If you see the logic board part number 820-4942 it means the user intended to type 820-4924 but made a typo in error" calcext:value-type="string">
            <text:p>If you see the logic board part number 820-4942 it means the user intended to type 820-4924 but made a typo in error</text:p>
          </table:table-cell>
        </table:table-row>
        <table:table-row table:style-name="ro1">
          <table:table-cell office:value-type="string" calcext:value-type="string">
            <text:p>820-4926</text:p>
          </table:table-cell>
          <table:table-cell office:value-type="string" calcext:value-type="string">
            <text:p>820-4924</text:p>
          </table:table-cell>
          <table:table-cell table:formula="of:= &quot;If you see the logic board part number &quot; &amp; TEXT([.A7]; &quot;@&quot;) &amp; &quot; it means the user intended to type &quot; &amp; TEXT([.B7]; &quot;@&quot;) &amp; &quot; but made a typo in error&quot;" office:value-type="string" office:string-value="If you see the logic board part number 820-4926 it means the user intended to type 820-4924 but made a typo in error" calcext:value-type="string">
            <text:p>If you see the logic board part number 820-4926 it means the user intended to type 820-4924 but made a typo in error</text:p>
          </table:table-cell>
        </table:table-row>
        <table:table-row table:style-name="ro1">
          <table:table-cell office:value-type="string" calcext:value-type="string">
            <text:p>820-4923</text:p>
          </table:table-cell>
          <table:table-cell office:value-type="string" calcext:value-type="string">
            <text:p>820-4924</text:p>
          </table:table-cell>
          <table:table-cell table:formula="of:= &quot;If you see the logic board part number &quot; &amp; TEXT([.A8]; &quot;@&quot;) &amp; &quot; it means the user intended to type &quot; &amp; TEXT([.B8]; &quot;@&quot;) &amp; &quot; but made a typo in error&quot;" office:value-type="string" office:string-value="If you see the logic board part number 820-4923 it means the user intended to type 820-4924 but made a typo in error" calcext:value-type="string">
            <text:p>If you see the logic board part number 820-4923 it means the user intended to type 820-4924 but made a typo in error</text:p>
          </table:table-cell>
        </table:table-row>
        <table:table-row table:style-name="ro1">
          <table:table-cell office:value-type="string" calcext:value-type="string">
            <text:p>820-4824</text:p>
          </table:table-cell>
          <table:table-cell office:value-type="string" calcext:value-type="string">
            <text:p>820-4924</text:p>
          </table:table-cell>
          <table:table-cell table:formula="of:= &quot;If you see the logic board part number &quot; &amp; TEXT([.A9]; &quot;@&quot;) &amp; &quot; it means the user intended to type &quot; &amp; TEXT([.B9]; &quot;@&quot;) &amp; &quot; but made a typo in error&quot;" office:value-type="string" office:string-value="If you see the logic board part number 820-4824 it means the user intended to type 820-4924 but made a typo in error" calcext:value-type="string">
            <text:p>If you see the logic board part number 820-4824 it means the user intended to type 820-4924 but made a typo in error</text:p>
          </table:table-cell>
        </table:table-row>
        <table:table-row table:style-name="ro1">
          <table:table-cell office:value-type="string" calcext:value-type="string">
            <text:p>820-3262</text:p>
          </table:table-cell>
          <table:table-cell office:value-type="string" calcext:value-type="string">
            <text:p>820-3662</text:p>
          </table:table-cell>
          <table:table-cell table:formula="of:= &quot;If you see the logic board part number &quot; &amp; TEXT([.A10]; &quot;@&quot;) &amp; &quot; it means the user intended to type &quot; &amp; TEXT([.B10]; &quot;@&quot;) &amp; &quot; but made a typo in error&quot;" office:value-type="string" office:string-value="If you see the logic board part number 820-3262 it means the user intended to type 820-3662 but made a typo in error" calcext:value-type="string">
            <text:p>If you see the logic board part number 820-3262 it means the user intended to type 820-3662 but made a typo in error</text:p>
          </table:table-cell>
        </table:table-row>
        <table:table-row table:style-name="ro1">
          <table:table-cell office:value-type="string" calcext:value-type="string">
            <text:p>820-3663</text:p>
          </table:table-cell>
          <table:table-cell office:value-type="string" calcext:value-type="string">
            <text:p>820-3662</text:p>
          </table:table-cell>
          <table:table-cell table:formula="of:= &quot;If you see the logic board part number &quot; &amp; TEXT([.A11]; &quot;@&quot;) &amp; &quot; it means the user intended to type &quot; &amp; TEXT([.B11]; &quot;@&quot;) &amp; &quot; but made a typo in error&quot;" office:value-type="string" office:string-value="If you see the logic board part number 820-3663 it means the user intended to type 820-3662 but made a typo in error" calcext:value-type="string">
            <text:p>If you see the logic board part number 820-3663 it means the user intended to type 820-3662 but made a typo in error</text:p>
          </table:table-cell>
        </table:table-row>
        <table:table-row table:style-name="ro1">
          <table:table-cell office:value-type="string" calcext:value-type="string">
            <text:p>820-3642</text:p>
          </table:table-cell>
          <table:table-cell office:value-type="string" calcext:value-type="string">
            <text:p>820-3462</text:p>
          </table:table-cell>
          <table:table-cell table:formula="of:= &quot;If you see the logic board part number &quot; &amp; TEXT([.A12]; &quot;@&quot;) &amp; &quot; it means the user intended to type &quot; &amp; TEXT([.B12]; &quot;@&quot;) &amp; &quot; but made a typo in error&quot;" office:value-type="string" office:string-value="If you see the logic board part number 820-3642 it means the user intended to type 820-3462 but made a typo in error" calcext:value-type="string">
            <text:p>If you see the logic board part number 820-3642 it means the user intended to type 820-3462 but made a typo in error</text:p>
          </table:table-cell>
        </table:table-row>
        <table:table-row table:style-name="ro1">
          <table:table-cell office:value-type="string" calcext:value-type="string">
            <text:p>820-3427</text:p>
          </table:table-cell>
          <table:table-cell office:value-type="string" calcext:value-type="string">
            <text:p>820-3437</text:p>
          </table:table-cell>
          <table:table-cell table:formula="of:= &quot;If you see the logic board part number &quot; &amp; TEXT([.A13]; &quot;@&quot;) &amp; &quot; it means the user intended to type &quot; &amp; TEXT([.B13]; &quot;@&quot;) &amp; &quot; but made a typo in error&quot;" office:value-type="string" office:string-value="If you see the logic board part number 820-3427 it means the user intended to type 820-3437 but made a typo in error" calcext:value-type="string">
            <text:p>If you see the logic board part number 820-3427 it means the user intended to type 820-3437 but made a typo in error</text:p>
          </table:table-cell>
        </table:table-row>
        <table:table-row table:style-name="ro1">
          <table:table-cell office:value-type="string" calcext:value-type="string">
            <text:p>820-3436</text:p>
          </table:table-cell>
          <table:table-cell office:value-type="string" calcext:value-type="string">
            <text:p>820-3435</text:p>
          </table:table-cell>
          <table:table-cell table:formula="of:= &quot;If you see the logic board part number &quot; &amp; TEXT([.A14]; &quot;@&quot;) &amp; &quot; it means the user intended to type &quot; &amp; TEXT([.B14]; &quot;@&quot;) &amp; &quot; but made a typo in error&quot;" office:value-type="string" office:string-value="If you see the logic board part number 820-3436 it means the user intended to type 820-3435 but made a typo in error" calcext:value-type="string">
            <text:p>If you see the logic board part number 820-3436 it means the user intended to type 820-3435 but made a typo in error</text:p>
          </table:table-cell>
        </table:table-row>
        <table:table-row table:style-name="ro1">
          <table:table-cell office:value-type="string" calcext:value-type="string">
            <text:p>820-3235</text:p>
          </table:table-cell>
          <table:table-cell office:value-type="string" calcext:value-type="string">
            <text:p>820-3435</text:p>
          </table:table-cell>
          <table:table-cell table:formula="of:= &quot;If you see the logic board part number &quot; &amp; TEXT([.A15]; &quot;@&quot;) &amp; &quot; it means the user intended to type &quot; &amp; TEXT([.B15]; &quot;@&quot;) &amp; &quot; but made a typo in error&quot;" office:value-type="string" office:string-value="If you see the logic board part number 820-3235 it means the user intended to type 820-3435 but made a typo in error" calcext:value-type="string">
            <text:p>If you see the logic board part number 820-3235 it means the user intended to type 820-3435 but made a typo in error</text:p>
          </table:table-cell>
        </table:table-row>
        <table:table-row table:style-name="ro1">
          <table:table-cell office:value-type="string" calcext:value-type="string">
            <text:p>820-3320</text:p>
          </table:table-cell>
          <table:table-cell office:value-type="string" calcext:value-type="string">
            <text:p>820-3330</text:p>
          </table:table-cell>
          <table:table-cell table:formula="of:= &quot;If you see the logic board part number &quot; &amp; TEXT([.A16]; &quot;@&quot;) &amp; &quot; it means the user intended to type &quot; &amp; TEXT([.B16]; &quot;@&quot;) &amp; &quot; but made a typo in error&quot;" office:value-type="string" office:string-value="If you see the logic board part number 820-3320 it means the user intended to type 820-3330 but made a typo in error" calcext:value-type="string">
            <text:p>If you see the logic board part number 820-3320 it means the user intended to type 820-3330 but made a typo in error</text:p>
          </table:table-cell>
        </table:table-row>
        <table:table-row table:style-name="ro1">
          <table:table-cell office:value-type="string" calcext:value-type="string">
            <text:p>820-31115</text:p>
          </table:table-cell>
          <table:table-cell office:value-type="string" calcext:value-type="string">
            <text:p>820-3115</text:p>
          </table:table-cell>
          <table:table-cell table:formula="of:= &quot;If you see the logic board part number &quot; &amp; TEXT([.A17]; &quot;@&quot;) &amp; &quot; it means the user intended to type &quot; &amp; TEXT([.B17]; &quot;@&quot;) &amp; &quot; but made a typo in error&quot;" office:value-type="string" office:string-value="If you see the logic board part number 820-31115 it means the user intended to type 820-3115 but made a typo in error" calcext:value-type="string">
            <text:p>If you see the logic board part number 820-31115 it means the user intended to type 820-3115 but made a typo in error</text:p>
          </table:table-cell>
        </table:table-row>
        <table:table-row table:style-name="ro1">
          <table:table-cell office:value-type="string" calcext:value-type="string">
            <text:p>820-3215</text:p>
          </table:table-cell>
          <table:table-cell office:value-type="string" calcext:value-type="string">
            <text:p>820-3115</text:p>
          </table:table-cell>
          <table:table-cell table:formula="of:= &quot;If you see the logic board part number &quot; &amp; TEXT([.A18]; &quot;@&quot;) &amp; &quot; it means the user intended to type &quot; &amp; TEXT([.B18]; &quot;@&quot;) &amp; &quot; but made a typo in error&quot;" office:value-type="string" office:string-value="If you see the logic board part number 820-3215 it means the user intended to type 820-3115 but made a typo in error" calcext:value-type="string">
            <text:p>If you see the logic board part number 820-3215 it means the user intended to type 820-3115 but made a typo in error</text:p>
          </table:table-cell>
        </table:table-row>
        <table:table-row table:style-name="ro1">
          <table:table-cell office:value-type="string" calcext:value-type="string">
            <text:p>820-32115</text:p>
          </table:table-cell>
          <table:table-cell office:value-type="string" calcext:value-type="string">
            <text:p>820-3115</text:p>
          </table:table-cell>
          <table:table-cell table:formula="of:= &quot;If you see the logic board part number &quot; &amp; TEXT([.A19]; &quot;@&quot;) &amp; &quot; it means the user intended to type &quot; &amp; TEXT([.B19]; &quot;@&quot;) &amp; &quot; but made a typo in error&quot;" office:value-type="string" office:string-value="If you see the logic board part number 820-32115 it means the user intended to type 820-3115 but made a typo in error" calcext:value-type="string">
            <text:p>If you see the logic board part number 820-32115 it means the user intended to type 820-3115 but made a typo in error</text:p>
          </table:table-cell>
        </table:table-row>
        <table:table-row table:style-name="ro1">
          <table:table-cell office:value-type="string" calcext:value-type="string">
            <text:p>820-2926</text:p>
          </table:table-cell>
          <table:table-cell office:value-type="string" calcext:value-type="string">
            <text:p>820-2936</text:p>
          </table:table-cell>
          <table:table-cell table:formula="of:= &quot;If you see the logic board part number &quot; &amp; TEXT([.A20]; &quot;@&quot;) &amp; &quot; it means the user intended to type &quot; &amp; TEXT([.B20]; &quot;@&quot;) &amp; &quot; but made a typo in error&quot;" office:value-type="string" office:string-value="If you see the logic board part number 820-2926 it means the user intended to type 820-2936 but made a typo in error" calcext:value-type="string">
            <text:p>If you see the logic board part number 820-2926 it means the user intended to type 820-2936 but made a typo in error</text:p>
          </table:table-cell>
        </table:table-row>
        <table:table-row table:style-name="ro1">
          <table:table-cell office:value-type="string" calcext:value-type="string">
            <text:p>820-2916</text:p>
          </table:table-cell>
          <table:table-cell office:value-type="string" calcext:value-type="string">
            <text:p>820-2915</text:p>
          </table:table-cell>
          <table:table-cell table:formula="of:= &quot;If you see the logic board part number &quot; &amp; TEXT([.A21]; &quot;@&quot;) &amp; &quot; it means the user intended to type &quot; &amp; TEXT([.B21]; &quot;@&quot;) &amp; &quot; but made a typo in error&quot;" office:value-type="string" office:string-value="If you see the logic board part number 820-2916 it means the user intended to type 820-2915 but made a typo in error" calcext:value-type="string">
            <text:p>If you see the logic board part number 820-2916 it means the user intended to type 820-2915 but made a typo in error</text:p>
          </table:table-cell>
        </table:table-row>
        <table:table-row table:style-name="ro1">
          <table:table-cell office:value-type="string" calcext:value-type="string">
            <text:p>820-2979</text:p>
          </table:table-cell>
          <table:table-cell office:value-type="string" calcext:value-type="string">
            <text:p>820-2879</text:p>
          </table:table-cell>
          <table:table-cell table:formula="of:= &quot;If you see the logic board part number &quot; &amp; TEXT([.A22]; &quot;@&quot;) &amp; &quot; it means the user intended to type &quot; &amp; TEXT([.B22]; &quot;@&quot;) &amp; &quot; but made a typo in error&quot;" office:value-type="string" office:string-value="If you see the logic board part number 820-2979 it means the user intended to type 820-2879 but made a typo in error" calcext:value-type="string">
            <text:p>If you see the logic board part number 820-2979 it means the user intended to type 820-2879 but made a typo in error</text:p>
          </table:table-cell>
        </table:table-row>
        <table:table-row table:style-name="ro1">
          <table:table-cell office:value-type="string" calcext:value-type="string">
            <text:p>820-28789</text:p>
          </table:table-cell>
          <table:table-cell office:value-type="string" calcext:value-type="string">
            <text:p>820-2879</text:p>
          </table:table-cell>
          <table:table-cell table:formula="of:= &quot;If you see the logic board part number &quot; &amp; TEXT([.A23]; &quot;@&quot;) &amp; &quot; it means the user intended to type &quot; &amp; TEXT([.B23]; &quot;@&quot;) &amp; &quot; but made a typo in error&quot;" office:value-type="string" office:string-value="If you see the logic board part number 820-28789 it means the user intended to type 820-2879 but made a typo in error" calcext:value-type="string">
            <text:p>If you see the logic board part number 820-28789 it means the user intended to type 820-2879 but made a typo in error</text:p>
          </table:table-cell>
        </table:table-row>
        <table:table-row table:style-name="ro1">
          <table:table-cell office:value-type="string" calcext:value-type="string">
            <text:p>820-2580</text:p>
          </table:table-cell>
          <table:table-cell office:value-type="string" calcext:value-type="string">
            <text:p>820-2850</text:p>
          </table:table-cell>
          <table:table-cell table:formula="of:= &quot;If you see the logic board part number &quot; &amp; TEXT([.A24]; &quot;@&quot;) &amp; &quot; it means the user intended to type &quot; &amp; TEXT([.B24]; &quot;@&quot;) &amp; &quot; but made a typo in error&quot;" office:value-type="string" office:string-value="If you see the logic board part number 820-2580 it means the user intended to type 820-2850 but made a typo in error" calcext:value-type="string">
            <text:p>If you see the logic board part number 820-2580 it means the user intended to type 820-2850 but made a typo in error</text:p>
          </table:table-cell>
        </table:table-row>
        <table:table-row table:style-name="ro1">
          <table:table-cell office:value-type="string" calcext:value-type="string">
            <text:p>820-8250</text:p>
          </table:table-cell>
          <table:table-cell office:value-type="string" calcext:value-type="string">
            <text:p>820-2850</text:p>
          </table:table-cell>
          <table:table-cell table:formula="of:= &quot;If you see the logic board part number &quot; &amp; TEXT([.A25]; &quot;@&quot;) &amp; &quot; it means the user intended to type &quot; &amp; TEXT([.B25]; &quot;@&quot;) &amp; &quot; but made a typo in error&quot;" office:value-type="string" office:string-value="If you see the logic board part number 820-8250 it means the user intended to type 820-2850 but made a typo in error" calcext:value-type="string">
            <text:p>If you see the logic board part number 820-8250 it means the user intended to type 820-2850 but made a typo in error</text:p>
          </table:table-cell>
        </table:table-row>
        <table:table-row table:style-name="ro1">
          <table:table-cell office:value-type="string" calcext:value-type="string">
            <text:p>820-2950</text:p>
          </table:table-cell>
          <table:table-cell office:value-type="string" calcext:value-type="string">
            <text:p>820-2850</text:p>
          </table:table-cell>
          <table:table-cell table:formula="of:= &quot;If you see the logic board part number &quot; &amp; TEXT([.A26]; &quot;@&quot;) &amp; &quot; it means the user intended to type &quot; &amp; TEXT([.B26]; &quot;@&quot;) &amp; &quot; but made a typo in error&quot;" office:value-type="string" office:string-value="If you see the logic board part number 820-2950 it means the user intended to type 820-2850 but made a typo in error" calcext:value-type="string">
            <text:p>If you see the logic board part number 820-2950 it means the user intended to type 820-2850 but made a typo in error</text:p>
          </table:table-cell>
        </table:table-row>
        <table:table-row table:style-name="ro1">
          <table:table-cell office:value-type="string" calcext:value-type="string">
            <text:p>820-3290</text:p>
          </table:table-cell>
          <table:table-cell office:value-type="string" calcext:value-type="string">
            <text:p>820-2390</text:p>
          </table:table-cell>
          <table:table-cell table:formula="of:= &quot;If you see the logic board part number &quot; &amp; TEXT([.A27]; &quot;@&quot;) &amp; &quot; it means the user intended to type &quot; &amp; TEXT([.B27]; &quot;@&quot;) &amp; &quot; but made a typo in error&quot;" office:value-type="string" office:string-value="If you see the logic board part number 820-3290 it means the user intended to type 820-2390 but made a typo in error" calcext:value-type="string">
            <text:p>If you see the logic board part number 820-3290 it means the user intended to type 820-2390 but made a typo in error</text:p>
          </table:table-cell>
        </table:table-row>
        <table:table-row table:style-name="ro1">
          <table:table-cell office:value-type="string" calcext:value-type="string">
            <text:p>820-2309</text:p>
          </table:table-cell>
          <table:table-cell office:value-type="string" calcext:value-type="string">
            <text:p>820-2390</text:p>
          </table:table-cell>
          <table:table-cell table:formula="of:= &quot;If you see the logic board part number &quot; &amp; TEXT([.A28]; &quot;@&quot;) &amp; &quot; it means the user intended to type &quot; &amp; TEXT([.B28]; &quot;@&quot;) &amp; &quot; but made a typo in error&quot;" office:value-type="string" office:string-value="If you see the logic board part number 820-2309 it means the user intended to type 820-2390 but made a typo in error" calcext:value-type="string">
            <text:p>If you see the logic board part number 820-2309 it means the user intended to type 820-2390 but made a typo in error</text:p>
          </table:table-cell>
        </table:table-row>
        <table:table-row table:style-name="ro1">
          <table:table-cell office:value-type="string" calcext:value-type="string">
            <text:p>820-2337</text:p>
          </table:table-cell>
          <table:table-cell office:value-type="string" calcext:value-type="string">
            <text:p>820-2327</text:p>
          </table:table-cell>
          <table:table-cell table:formula="of:= &quot;If you see the logic board part number &quot; &amp; TEXT([.A29]; &quot;@&quot;) &amp; &quot; it means the user intended to type &quot; &amp; TEXT([.B29]; &quot;@&quot;) &amp; &quot; but made a typo in error&quot;" office:value-type="string" office:string-value="If you see the logic board part number 820-2337 it means the user intended to type 820-2327 but made a typo in error" calcext:value-type="string">
            <text:p>If you see the logic board part number 820-2337 it means the user intended to type 820-2327 but made a typo in error</text:p>
          </table:table-cell>
        </table:table-row>
        <table:table-row table:style-name="ro1">
          <table:table-cell office:value-type="string" calcext:value-type="string">
            <text:p>820-2347</text:p>
          </table:table-cell>
          <table:table-cell office:value-type="string" calcext:value-type="string">
            <text:p>820-2327</text:p>
          </table:table-cell>
          <table:table-cell table:formula="of:= &quot;If you see the logic board part number &quot; &amp; TEXT([.A30]; &quot;@&quot;) &amp; &quot; it means the user intended to type &quot; &amp; TEXT([.B30]; &quot;@&quot;) &amp; &quot; but made a typo in error&quot;" office:value-type="string" office:string-value="If you see the logic board part number 820-2347 it means the user intended to type 820-2327 but made a typo in error" calcext:value-type="string">
            <text:p>If you see the logic board part number 820-2347 it means the user intended to type 820-2327 but made a typo in error</text:p>
          </table:table-cell>
        </table:table-row>
        <table:table-row table:style-name="ro1">
          <table:table-cell office:value-type="string" calcext:value-type="string">
            <text:p>820-3237</text:p>
          </table:table-cell>
          <table:table-cell office:value-type="string" calcext:value-type="string">
            <text:p>820-2327</text:p>
          </table:table-cell>
          <table:table-cell table:formula="of:= &quot;If you see the logic board part number &quot; &amp; TEXT([.A31]; &quot;@&quot;) &amp; &quot; it means the user intended to type &quot; &amp; TEXT([.B31]; &quot;@&quot;) &amp; &quot; but made a typo in error&quot;" office:value-type="string" office:string-value="If you see the logic board part number 820-3237 it means the user intended to type 820-2327 but made a typo in error" calcext:value-type="string">
            <text:p>If you see the logic board part number 820-3237 it means the user intended to type 820-2327 but made a typo in error</text:p>
          </table:table-cell>
        </table:table-row>
        <table:table-row table:style-name="ro1">
          <table:table-cell office:value-type="string" calcext:value-type="string">
            <text:p>820-2110</text:p>
          </table:table-cell>
          <table:table-cell office:value-type="string" calcext:value-type="string">
            <text:p>820-2101</text:p>
          </table:table-cell>
          <table:table-cell table:formula="of:= &quot;If you see the logic board part number &quot; &amp; TEXT([.A32]; &quot;@&quot;) &amp; &quot; it means the user intended to type &quot; &amp; TEXT([.B32]; &quot;@&quot;) &amp; &quot; but made a typo in error&quot;" office:value-type="string" office:string-value="If you see the logic board part number 820-2110 it means the user intended to type 820-2101 but made a typo in error" calcext:value-type="string">
            <text:p>If you see the logic board part number 820-2110 it means the user intended to type 820-2101 but made a typo in error</text:p>
          </table:table-cell>
        </table:table-row>
        <table:table-row table:style-name="ro1">
          <table:table-cell office:value-type="string" calcext:value-type="string">
            <text:p>820-09158</text:p>
          </table:table-cell>
          <table:table-cell office:value-type="string" calcext:value-type="string">
            <text:p>820-01958</text:p>
          </table:table-cell>
          <table:table-cell table:formula="of:= &quot;If you see the logic board part number &quot; &amp; TEXT([.A33]; &quot;@&quot;) &amp; &quot; it means the user intended to type &quot; &amp; TEXT([.B33]; &quot;@&quot;) &amp; &quot; but made a typo in error&quot;" office:value-type="string" office:string-value="If you see the logic board part number 820-09158 it means the user intended to type 820-01958 but made a typo in error" calcext:value-type="string">
            <text:p>If you see the logic board part number 820-09158 it means the user intended to type 820-01958 but made a typo in error</text:p>
          </table:table-cell>
        </table:table-row>
        <table:table-row table:style-name="ro1">
          <table:table-cell office:value-type="string" calcext:value-type="string">
            <text:p>820-01959</text:p>
          </table:table-cell>
          <table:table-cell office:value-type="string" calcext:value-type="string">
            <text:p>820-01958</text:p>
          </table:table-cell>
          <table:table-cell table:formula="of:= &quot;If you see the logic board part number &quot; &amp; TEXT([.A34]; &quot;@&quot;) &amp; &quot; it means the user intended to type &quot; &amp; TEXT([.B34]; &quot;@&quot;) &amp; &quot; but made a typo in error&quot;" office:value-type="string" office:string-value="If you see the logic board part number 820-01959 it means the user intended to type 820-01958 but made a typo in error" calcext:value-type="string">
            <text:p>If you see the logic board part number 820-01959 it means the user intended to type 820-01958 but made a typo in error</text:p>
          </table:table-cell>
        </table:table-row>
        <table:table-row table:style-name="ro1">
          <table:table-cell office:value-type="string" calcext:value-type="string">
            <text:p>820-1958</text:p>
          </table:table-cell>
          <table:table-cell office:value-type="string" calcext:value-type="string">
            <text:p>820-01958</text:p>
          </table:table-cell>
          <table:table-cell table:formula="of:= &quot;If you see the logic board part number &quot; &amp; TEXT([.A35]; &quot;@&quot;) &amp; &quot; it means the user intended to type &quot; &amp; TEXT([.B35]; &quot;@&quot;) &amp; &quot; but made a typo in error&quot;" office:value-type="string" office:string-value="If you see the logic board part number 820-1958 it means the user intended to type 820-01958 but made a typo in error" calcext:value-type="string">
            <text:p>If you see the logic board part number 820-1958 it means the user intended to type 820-01958 but made a typo in error</text:p>
          </table:table-cell>
        </table:table-row>
        <table:table-row table:style-name="ro1">
          <table:table-cell office:value-type="string" calcext:value-type="string">
            <text:p>820-10958</text:p>
          </table:table-cell>
          <table:table-cell office:value-type="string" calcext:value-type="string">
            <text:p>820-01958</text:p>
          </table:table-cell>
          <table:table-cell table:formula="of:= &quot;If you see the logic board part number &quot; &amp; TEXT([.A36]; &quot;@&quot;) &amp; &quot; it means the user intended to type &quot; &amp; TEXT([.B36]; &quot;@&quot;) &amp; &quot; but made a typo in error&quot;" office:value-type="string" office:string-value="If you see the logic board part number 820-10958 it means the user intended to type 820-01958 but made a typo in error" calcext:value-type="string">
            <text:p>If you see the logic board part number 820-10958 it means the user intended to type 820-01958 but made a typo in error</text:p>
          </table:table-cell>
        </table:table-row>
        <table:table-row table:style-name="ro1">
          <table:table-cell office:value-type="string" calcext:value-type="string">
            <text:p>820-01040</text:p>
          </table:table-cell>
          <table:table-cell office:value-type="string" calcext:value-type="string">
            <text:p>820-01041</text:p>
          </table:table-cell>
          <table:table-cell table:formula="of:= &quot;If you see the logic board part number &quot; &amp; TEXT([.A37]; &quot;@&quot;) &amp; &quot; it means the user intended to type &quot; &amp; TEXT([.B37]; &quot;@&quot;) &amp; &quot; but made a typo in error&quot;" office:value-type="string" office:string-value="If you see the logic board part number 820-01040 it means the user intended to type 820-01041 but made a typo in error" calcext:value-type="string">
            <text:p>If you see the logic board part number 820-01040 it means the user intended to type 820-01041 but made a typo in error</text:p>
          </table:table-cell>
        </table:table-row>
        <table:table-row table:style-name="ro1">
          <table:table-cell office:value-type="string" calcext:value-type="string">
            <text:p>820-0840</text:p>
          </table:table-cell>
          <table:table-cell office:value-type="string" calcext:value-type="string">
            <text:p>820-00840</text:p>
          </table:table-cell>
          <table:table-cell table:formula="of:= &quot;If you see the logic board part number &quot; &amp; TEXT([.A38]; &quot;@&quot;) &amp; &quot; it means the user intended to type &quot; &amp; TEXT([.B38]; &quot;@&quot;) &amp; &quot; but made a typo in error&quot;" office:value-type="string" office:string-value="If you see the logic board part number 820-0840 it means the user intended to type 820-00840 but made a typo in error" calcext:value-type="string">
            <text:p>If you see the logic board part number 820-0840 it means the user intended to type 820-00840 but made a typo in error</text:p>
          </table:table-cell>
        </table:table-row>
        <table:table-row table:style-name="ro1">
          <table:table-cell office:value-type="string" calcext:value-type="string">
            <text:p>820-00480</text:p>
          </table:table-cell>
          <table:table-cell office:value-type="string" calcext:value-type="string">
            <text:p>820-00840</text:p>
          </table:table-cell>
          <table:table-cell table:formula="of:= &quot;If you see the logic board part number &quot; &amp; TEXT([.A39]; &quot;@&quot;) &amp; &quot; it means the user intended to type &quot; &amp; TEXT([.B39]; &quot;@&quot;) &amp; &quot; but made a typo in error&quot;" office:value-type="string" office:string-value="If you see the logic board part number 820-00480 it means the user intended to type 820-00840 but made a typo in error" calcext:value-type="string">
            <text:p>If you see the logic board part number 820-00480 it means the user intended to type 820-00840 but made a typo in error</text:p>
          </table:table-cell>
        </table:table-row>
        <table:table-row table:style-name="ro1">
          <table:table-cell office:value-type="string" calcext:value-type="string">
            <text:p>820-0065</text:p>
          </table:table-cell>
          <table:table-cell office:value-type="string" calcext:value-type="string">
            <text:p>820-00165</text:p>
          </table:table-cell>
          <table:table-cell table:formula="of:= &quot;If you see the logic board part number &quot; &amp; TEXT([.A40]; &quot;@&quot;) &amp; &quot; it means the user intended to type &quot; &amp; TEXT([.B40]; &quot;@&quot;) &amp; &quot; but made a typo in error&quot;" office:value-type="string" office:string-value="If you see the logic board part number 820-0065 it means the user intended to type 820-00165 but made a typo in error" calcext:value-type="string">
            <text:p>If you see the logic board part number 820-0065 it means the user intended to type 820-00165 but made a typo in error</text:p>
          </table:table-cell>
        </table:table-row>
        <table:table-row table:style-name="ro1">
          <table:table-cell office:value-type="string" calcext:value-type="string">
            <text:p>820-01165</text:p>
          </table:table-cell>
          <table:table-cell office:value-type="string" calcext:value-type="string">
            <text:p>820-00165</text:p>
          </table:table-cell>
          <table:table-cell table:formula="of:= &quot;If you see the logic board part number &quot; &amp; TEXT([.A41]; &quot;@&quot;) &amp; &quot; it means the user intended to type &quot; &amp; TEXT([.B41]; &quot;@&quot;) &amp; &quot; but made a typo in error&quot;" office:value-type="string" office:string-value="If you see the logic board part number 820-01165 it means the user intended to type 820-00165 but made a typo in error" calcext:value-type="string">
            <text:p>If you see the logic board part number 820-01165 it means the user intended to type 820-00165 but made a typo in error</text:p>
          </table:table-cell>
        </table:table-row>
        <table:table-row table:style-name="ro1">
          <table:table-cell office:value-type="string" calcext:value-type="string">
            <text:p>820-00183</text:p>
          </table:table-cell>
          <table:table-cell office:value-type="string" calcext:value-type="string">
            <text:p>820-00138</text:p>
          </table:table-cell>
          <table:table-cell table:formula="of:= &quot;If you see the logic board part number &quot; &amp; TEXT([.A42]; &quot;@&quot;) &amp; &quot; it means the user intended to type &quot; &amp; TEXT([.B42]; &quot;@&quot;) &amp; &quot; but made a typo in error&quot;" office:value-type="string" office:string-value="If you see the logic board part number 820-00183 it means the user intended to type 820-00138 but made a typo in error" calcext:value-type="string">
            <text:p>If you see the logic board part number 820-00183 it means the user intended to type 820-00138 but made a typo in error</text:p>
          </table:table-cell>
        </table:table-row>
        <table:table-row table:style-name="ro1">
          <table:table-cell office:value-type="string" calcext:value-type="string">
            <text:p>820-01069</text:p>
          </table:table-cell>
          <table:table-cell office:value-type="string" calcext:value-type="string">
            <text:p>820-00138</text:p>
          </table:table-cell>
          <table:table-cell table:formula="of:= &quot;If you see the logic board part number &quot; &amp; TEXT([.A43]; &quot;@&quot;) &amp; &quot; it means the user intended to type &quot; &amp; TEXT([.B43]; &quot;@&quot;) &amp; &quot; but made a typo in error&quot;" office:value-type="string" office:string-value="If you see the logic board part number 820-01069 it means the user intended to type 820-00138 but made a typo in error" calcext:value-type="string">
            <text:p>If you see the logic board part number 820-01069 it means the user intended to type 820-00138 but made a typo in error</text:p>
          </table:table-cell>
        </table:table-row>
        <table:table-row table:style-name="ro1">
          <table:table-cell office:value-type="string" calcext:value-type="string">
            <text:p>820-00246</text:p>
          </table:table-cell>
          <table:table-cell office:value-type="string" calcext:value-type="string">
            <text:p>820-00138</text:p>
          </table:table-cell>
          <table:table-cell table:formula="of:= &quot;If you see the logic board part number &quot; &amp; TEXT([.A44]; &quot;@&quot;) &amp; &quot; it means the user intended to type &quot; &amp; TEXT([.B44]; &quot;@&quot;) &amp; &quot; but made a typo in error&quot;" office:value-type="string" office:string-value="If you see the logic board part number 820-00246 it means the user intended to type 820-00138 but made a typo in error" calcext:value-type="string">
            <text:p>If you see the logic board part number 820-00246 it means the user intended to type 820-00138 but made a typo in error</text:p>
          </table:table-cell>
        </table:table-row>
        <table:table-row table:style-name="ro1">
          <table:table-cell office:value-type="string" calcext:value-type="string">
            <text:p>820-0045</text:p>
          </table:table-cell>
          <table:table-cell office:value-type="string" calcext:value-type="string">
            <text:p>820-00045</text:p>
          </table:table-cell>
          <table:table-cell table:formula="of:= &quot;If you see the logic board part number &quot; &amp; TEXT([.A45]; &quot;@&quot;) &amp; &quot; it means the user intended to type &quot; &amp; TEXT([.B45]; &quot;@&quot;) &amp; &quot; but made a typo in error&quot;" office:value-type="string" office:string-value="If you see the logic board part number 820-0045 it means the user intended to type 820-00045 but made a typo in error" calcext:value-type="string">
            <text:p>If you see the logic board part number 820-0045 it means the user intended to type 820-00045 but made a typo in error</text:p>
          </table:table-cell>
        </table:table-row>
        <table:table-row table:style-name="ro1">
          <table:table-cell office:value-type="string" calcext:value-type="string">
            <text:p>820-00044</text:p>
          </table:table-cell>
          <table:table-cell office:value-type="string" calcext:value-type="string">
            <text:p>820-00045</text:p>
          </table:table-cell>
          <table:table-cell table:formula="of:= &quot;If you see the logic board part number &quot; &amp; TEXT([.A46]; &quot;@&quot;) &amp; &quot; it means the user intended to type &quot; &amp; TEXT([.B46]; &quot;@&quot;) &amp; &quot; but made a typo in error&quot;" office:value-type="string" office:string-value="If you see the logic board part number 820-00044 it means the user intended to type 820-00045 but made a typo in error" calcext:value-type="string">
            <text:p>If you see the logic board part number 820-00044 it means the user intended to type 820-00045 but made a typo in error</text:p>
          </table:table-cell>
        </table:table-row>
        <table:table-row table:style-name="ro1">
          <table:table-cell office:value-type="string" calcext:value-type="string">
            <text:p>820-1889</text:p>
          </table:table-cell>
          <table:table-cell/>
          <table:table-cell table:formula="of:= &quot;If you see the logic board part number &quot; &amp; TEXT([.A47]; &quot;@&quot;) &amp; &quot; it means the user intended to type &quot; &amp; TEXT([.B47]; &quot;@&quot;) &amp; &quot; but made a typo in error&quot;" office:value-type="string" office:string-value="If you see the logic board part number 820-1889 it means the user intended to type 0 but made a typo in error" calcext:value-type="string">
            <text:p>If you see the logic board part number 820-1889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2855</text:p>
          </table:table-cell>
          <table:table-cell/>
          <table:table-cell table:formula="of:= &quot;If you see the logic board part number &quot; &amp; TEXT([.A48]; &quot;@&quot;) &amp; &quot; it means the user intended to type &quot; &amp; TEXT([.B48]; &quot;@&quot;) &amp; &quot; but made a typo in error&quot;" office:value-type="string" office:string-value="If you see the logic board part number 820-2855 it means the user intended to type 0 but made a typo in error" calcext:value-type="string">
            <text:p>If you see the logic board part number 820-2855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2877</text:p>
          </table:table-cell>
          <table:table-cell/>
          <table:table-cell table:formula="of:= &quot;If you see the logic board part number &quot; &amp; TEXT([.A49]; &quot;@&quot;) &amp; &quot; it means the user intended to type &quot; &amp; TEXT([.B49]; &quot;@&quot;) &amp; &quot; but made a typo in error&quot;" office:value-type="string" office:string-value="If you see the logic board part number 820-2877 it means the user intended to type 0 but made a typo in error" calcext:value-type="string">
            <text:p>If you see the logic board part number 820-2877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2565</text:p>
          </table:table-cell>
          <table:table-cell/>
          <table:table-cell table:formula="of:= &quot;If you see the logic board part number &quot; &amp; TEXT([.A50]; &quot;@&quot;) &amp; &quot; it means the user intended to type &quot; &amp; TEXT([.B50]; &quot;@&quot;) &amp; &quot; but made a typo in error&quot;" office:value-type="string" office:string-value="If you see the logic board part number 820-2565 it means the user intended to type 0 but made a typo in error" calcext:value-type="string">
            <text:p>If you see the logic board part number 820-2565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2333</text:p>
          </table:table-cell>
          <table:table-cell/>
          <table:table-cell table:formula="of:= &quot;If you see the logic board part number &quot; &amp; TEXT([.A51]; &quot;@&quot;) &amp; &quot; it means the user intended to type &quot; &amp; TEXT([.B51]; &quot;@&quot;) &amp; &quot; but made a typo in error&quot;" office:value-type="string" office:string-value="If you see the logic board part number 820-2333 it means the user intended to type 0 but made a typo in error" calcext:value-type="string">
            <text:p>If you see the logic board part number 820-2333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2762</text:p>
          </table:table-cell>
          <table:table-cell/>
          <table:table-cell table:formula="of:= &quot;If you see the logic board part number &quot; &amp; TEXT([.A52]; &quot;@&quot;) &amp; &quot; it means the user intended to type &quot; &amp; TEXT([.B52]; &quot;@&quot;) &amp; &quot; but made a typo in error&quot;" office:value-type="string" office:string-value="If you see the logic board part number 820-2762 it means the user intended to type 0 but made a typo in error" calcext:value-type="string">
            <text:p>If you see the logic board part number 820-2762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2993</text:p>
          </table:table-cell>
          <table:table-cell/>
          <table:table-cell table:formula="of:= &quot;If you see the logic board part number &quot; &amp; TEXT([.A53]; &quot;@&quot;) &amp; &quot; it means the user intended to type &quot; &amp; TEXT([.B53]; &quot;@&quot;) &amp; &quot; but made a typo in error&quot;" office:value-type="string" office:string-value="If you see the logic board part number 820-2993 it means the user intended to type 0 but made a typo in error" calcext:value-type="string">
            <text:p>If you see the logic board part number 820-2993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2301</text:p>
          </table:table-cell>
          <table:table-cell/>
          <table:table-cell table:formula="of:= &quot;If you see the logic board part number &quot; &amp; TEXT([.A54]; &quot;@&quot;) &amp; &quot; it means the user intended to type &quot; &amp; TEXT([.B54]; &quot;@&quot;) &amp; &quot; but made a typo in error&quot;" office:value-type="string" office:string-value="If you see the logic board part number 820-2301 it means the user intended to type 0 but made a typo in error" calcext:value-type="string">
            <text:p>If you see the logic board part number 820-2301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2662</text:p>
          </table:table-cell>
          <table:table-cell/>
          <table:table-cell table:formula="of:= &quot;If you see the logic board part number &quot; &amp; TEXT([.A55]; &quot;@&quot;) &amp; &quot; it means the user intended to type &quot; &amp; TEXT([.B55]; &quot;@&quot;) &amp; &quot; but made a typo in error&quot;" office:value-type="string" office:string-value="If you see the logic board part number 820-2662 it means the user intended to type 0 but made a typo in error" calcext:value-type="string">
            <text:p>If you see the logic board part number 820-2662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3432</text:p>
          </table:table-cell>
          <table:table-cell/>
          <table:table-cell table:formula="of:= &quot;If you see the logic board part number &quot; &amp; TEXT([.A56]; &quot;@&quot;) &amp; &quot; it means the user intended to type &quot; &amp; TEXT([.B56]; &quot;@&quot;) &amp; &quot; but made a typo in error&quot;" office:value-type="string" office:string-value="If you see the logic board part number 820-3432 it means the user intended to type 0 but made a typo in error" calcext:value-type="string">
            <text:p>If you see the logic board part number 820-3432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2733</text:p>
          </table:table-cell>
          <table:table-cell/>
          <table:table-cell table:formula="of:= &quot;If you see the logic board part number &quot; &amp; TEXT([.A57]; &quot;@&quot;) &amp; &quot; it means the user intended to type &quot; &amp; TEXT([.B57]; &quot;@&quot;) &amp; &quot; but made a typo in error&quot;" office:value-type="string" office:string-value="If you see the logic board part number 820-2733 it means the user intended to type 0 but made a typo in error" calcext:value-type="string">
            <text:p>If you see the logic board part number 820-2733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3200</text:p>
          </table:table-cell>
          <table:table-cell/>
          <table:table-cell table:formula="of:= &quot;If you see the logic board part number &quot; &amp; TEXT([.A58]; &quot;@&quot;) &amp; &quot; it means the user intended to type &quot; &amp; TEXT([.B58]; &quot;@&quot;) &amp; &quot; but made a typo in error&quot;" office:value-type="string" office:string-value="If you see the logic board part number 820-3200 it means the user intended to type 0 but made a typo in error" calcext:value-type="string">
            <text:p>If you see the logic board part number 820-3200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3588</text:p>
          </table:table-cell>
          <table:table-cell/>
          <table:table-cell table:formula="of:= &quot;If you see the logic board part number &quot; &amp; TEXT([.A59]; &quot;@&quot;) &amp; &quot; it means the user intended to type &quot; &amp; TEXT([.B59]; &quot;@&quot;) &amp; &quot; but made a typo in error&quot;" office:value-type="string" office:string-value="If you see the logic board part number 820-3588 it means the user intended to type 0 but made a typo in error" calcext:value-type="string">
            <text:p>If you see the logic board part number 820-3588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4668</text:p>
          </table:table-cell>
          <table:table-cell/>
          <table:table-cell table:formula="of:= &quot;If you see the logic board part number &quot; &amp; TEXT([.A60]; &quot;@&quot;) &amp; &quot; it means the user intended to type &quot; &amp; TEXT([.B60]; &quot;@&quot;) &amp; &quot; but made a typo in error&quot;" office:value-type="string" office:string-value="If you see the logic board part number 820-4668 it means the user intended to type 0 but made a typo in error" calcext:value-type="string">
            <text:p>If you see the logic board part number 820-4668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3302</text:p>
          </table:table-cell>
          <table:table-cell/>
          <table:table-cell table:formula="of:= &quot;If you see the logic board part number &quot; &amp; TEXT([.A61]; &quot;@&quot;) &amp; &quot; it means the user intended to type &quot; &amp; TEXT([.B61]; &quot;@&quot;) &amp; &quot; but made a typo in error&quot;" office:value-type="string" office:string-value="If you see the logic board part number 820-3302 it means the user intended to type 0 but made a typo in error" calcext:value-type="string">
            <text:p>If you see the logic board part number 820-3302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2567</text:p>
          </table:table-cell>
          <table:table-cell/>
          <table:table-cell table:formula="of:= &quot;If you see the logic board part number &quot; &amp; TEXT([.A62]; &quot;@&quot;) &amp; &quot; it means the user intended to type &quot; &amp; TEXT([.B62]; &quot;@&quot;) &amp; &quot; but made a typo in error&quot;" office:value-type="string" office:string-value="If you see the logic board part number 820-2567 it means the user intended to type 0 but made a typo in error" calcext:value-type="string">
            <text:p>If you see the logic board part number 820-2567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3059</text:p>
          </table:table-cell>
          <table:table-cell/>
          <table:table-cell table:formula="of:= &quot;If you see the logic board part number &quot; &amp; TEXT([.A63]; &quot;@&quot;) &amp; &quot; it means the user intended to type &quot; &amp; TEXT([.B63]; &quot;@&quot;) &amp; &quot; but made a typo in error&quot;" office:value-type="string" office:string-value="If you see the logic board part number 820-3059 it means the user intended to type 0 but made a typo in error" calcext:value-type="string">
            <text:p>If you see the logic board part number 820-3059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3547</text:p>
          </table:table-cell>
          <table:table-cell/>
          <table:table-cell table:formula="of:= &quot;If you see the logic board part number &quot; &amp; TEXT([.A64]; &quot;@&quot;) &amp; &quot; it means the user intended to type &quot; &amp; TEXT([.B64]; &quot;@&quot;) &amp; &quot; but made a typo in error&quot;" office:value-type="string" office:string-value="If you see the logic board part number 820-3547 it means the user intended to type 0 but made a typo in error" calcext:value-type="string">
            <text:p>If you see the logic board part number 820-3547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2978</text:p>
          </table:table-cell>
          <table:table-cell/>
          <table:table-cell table:formula="of:= &quot;If you see the logic board part number &quot; &amp; TEXT([.A65]; &quot;@&quot;) &amp; &quot; it means the user intended to type &quot; &amp; TEXT([.B65]; &quot;@&quot;) &amp; &quot; but made a typo in error&quot;" office:value-type="string" office:string-value="If you see the logic board part number 820-2978 it means the user intended to type 0 but made a typo in error" calcext:value-type="string">
            <text:p>If you see the logic board part number 820-2978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2901</text:p>
          </table:table-cell>
          <table:table-cell/>
          <table:table-cell table:formula="of:= &quot;If you see the logic board part number &quot; &amp; TEXT([.A66]; &quot;@&quot;) &amp; &quot; it means the user intended to type &quot; &amp; TEXT([.B66]; &quot;@&quot;) &amp; &quot; but made a typo in error&quot;" office:value-type="string" office:string-value="If you see the logic board part number 820-2901 it means the user intended to type 0 but made a typo in error" calcext:value-type="string">
            <text:p>If you see the logic board part number 820-2901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2828</text:p>
          </table:table-cell>
          <table:table-cell/>
          <table:table-cell table:formula="of:= &quot;If you see the logic board part number &quot; &amp; TEXT([.A67]; &quot;@&quot;) &amp; &quot; it means the user intended to type &quot; &amp; TEXT([.B67]; &quot;@&quot;) &amp; &quot; but made a typo in error&quot;" office:value-type="string" office:string-value="If you see the logic board part number 820-2828 it means the user intended to type 0 but made a typo in error" calcext:value-type="string">
            <text:p>If you see the logic board part number 820-2828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3300</text:p>
          </table:table-cell>
          <table:table-cell/>
          <table:table-cell table:formula="of:= &quot;If you see the logic board part number &quot; &amp; TEXT([.A68]; &quot;@&quot;) &amp; &quot; it means the user intended to type &quot; &amp; TEXT([.B68]; &quot;@&quot;) &amp; &quot; but made a typo in error&quot;" office:value-type="string" office:string-value="If you see the logic board part number 820-3300 it means the user intended to type 0 but made a typo in error" calcext:value-type="string">
            <text:p>If you see the logic board part number 820-3300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2496</text:p>
          </table:table-cell>
          <table:table-cell/>
          <table:table-cell table:formula="of:= &quot;If you see the logic board part number &quot; &amp; TEXT([.A69]; &quot;@&quot;) &amp; &quot; it means the user intended to type &quot; &amp; TEXT([.B69]; &quot;@&quot;) &amp; &quot; but made a typo in error&quot;" office:value-type="string" office:string-value="If you see the logic board part number 820-2496 it means the user intended to type 0 but made a typo in error" calcext:value-type="string">
            <text:p>If you see the logic board part number 820-2496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5482</text:p>
          </table:table-cell>
          <table:table-cell/>
          <table:table-cell table:formula="of:= &quot;If you see the logic board part number &quot; &amp; TEXT([.A70]; &quot;@&quot;) &amp; &quot; it means the user intended to type &quot; &amp; TEXT([.B70]; &quot;@&quot;) &amp; &quot; but made a typo in error&quot;" office:value-type="string" office:string-value="If you see the logic board part number 820-5482 it means the user intended to type 0 but made a typo in error" calcext:value-type="string">
            <text:p>If you see the logic board part number 820-5482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3482</text:p>
          </table:table-cell>
          <table:table-cell/>
          <table:table-cell table:formula="of:= &quot;If you see the logic board part number &quot; &amp; TEXT([.A71]; &quot;@&quot;) &amp; &quot; it means the user intended to type &quot; &amp; TEXT([.B71]; &quot;@&quot;) &amp; &quot; but made a typo in error&quot;" office:value-type="string" office:string-value="If you see the logic board part number 820-3482 it means the user intended to type 0 but made a typo in error" calcext:value-type="string">
            <text:p>If you see the logic board part number 820-3482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3926</text:p>
          </table:table-cell>
          <table:table-cell/>
          <table:table-cell table:formula="of:= &quot;If you see the logic board part number &quot; &amp; TEXT([.A72]; &quot;@&quot;) &amp; &quot; it means the user intended to type &quot; &amp; TEXT([.B72]; &quot;@&quot;) &amp; &quot; but made a typo in error&quot;" office:value-type="string" office:string-value="If you see the logic board part number 820-3926 it means the user intended to type 0 but made a typo in error" calcext:value-type="string">
            <text:p>If you see the logic board part number 820-3926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3478</text:p>
          </table:table-cell>
          <table:table-cell/>
          <table:table-cell table:formula="of:= &quot;If you see the logic board part number &quot; &amp; TEXT([.A73]; &quot;@&quot;) &amp; &quot; it means the user intended to type &quot; &amp; TEXT([.B73]; &quot;@&quot;) &amp; &quot; but made a typo in error&quot;" office:value-type="string" office:string-value="If you see the logic board part number 820-3478 it means the user intended to type 0 but made a typo in error" calcext:value-type="string">
            <text:p>If you see the logic board part number 820-3478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2396</text:p>
          </table:table-cell>
          <table:table-cell/>
          <table:table-cell table:formula="of:= &quot;If you see the logic board part number &quot; &amp; TEXT([.A74]; &quot;@&quot;) &amp; &quot; it means the user intended to type &quot; &amp; TEXT([.B74]; &quot;@&quot;) &amp; &quot; but made a typo in error&quot;" office:value-type="string" office:string-value="If you see the logic board part number 820-2396 it means the user intended to type 0 but made a typo in error" calcext:value-type="string">
            <text:p>If you see the logic board part number 820-2396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0016</text:p>
          </table:table-cell>
          <table:table-cell/>
          <table:table-cell table:formula="of:= &quot;If you see the logic board part number &quot; &amp; TEXT([.A75]; &quot;@&quot;) &amp; &quot; it means the user intended to type &quot; &amp; TEXT([.B75]; &quot;@&quot;) &amp; &quot; but made a typo in error&quot;" office:value-type="string" office:string-value="If you see the logic board part number 820-0016 it means the user intended to type 0 but made a typo in error" calcext:value-type="string">
            <text:p>If you see the logic board part number 820-0016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2201</text:p>
          </table:table-cell>
          <table:table-cell/>
          <table:table-cell table:formula="of:= &quot;If you see the logic board part number &quot; &amp; TEXT([.A76]; &quot;@&quot;) &amp; &quot; it means the user intended to type &quot; &amp; TEXT([.B76]; &quot;@&quot;) &amp; &quot; but made a typo in error&quot;" office:value-type="string" office:string-value="If you see the logic board part number 820-2201 it means the user intended to type 0 but made a typo in error" calcext:value-type="string">
            <text:p>If you see the logic board part number 820-2201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1722</text:p>
          </table:table-cell>
          <table:table-cell/>
          <table:table-cell table:formula="of:= &quot;If you see the logic board part number &quot; &amp; TEXT([.A77]; &quot;@&quot;) &amp; &quot; it means the user intended to type &quot; &amp; TEXT([.B77]; &quot;@&quot;) &amp; &quot; but made a typo in error&quot;" office:value-type="string" office:string-value="If you see the logic board part number 820-1722 it means the user intended to type 0 but made a typo in error" calcext:value-type="string">
            <text:p>If you see the logic board part number 820-1722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3126</text:p>
          </table:table-cell>
          <table:table-cell/>
          <table:table-cell table:formula="of:= &quot;If you see the logic board part number &quot; &amp; TEXT([.A78]; &quot;@&quot;) &amp; &quot; it means the user intended to type &quot; &amp; TEXT([.B78]; &quot;@&quot;) &amp; &quot; but made a typo in error&quot;" office:value-type="string" office:string-value="If you see the logic board part number 820-3126 it means the user intended to type 0 but made a typo in error" calcext:value-type="string">
            <text:p>If you see the logic board part number 820-3126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3539</text:p>
          </table:table-cell>
          <table:table-cell/>
          <table:table-cell table:formula="of:= &quot;If you see the logic board part number &quot; &amp; TEXT([.A79]; &quot;@&quot;) &amp; &quot; it means the user intended to type &quot; &amp; TEXT([.B79]; &quot;@&quot;) &amp; &quot; but made a typo in error&quot;" office:value-type="string" office:string-value="If you see the logic board part number 820-3539 it means the user intended to type 0 but made a typo in error" calcext:value-type="string">
            <text:p>If you see the logic board part number 820-3539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3492</text:p>
          </table:table-cell>
          <table:table-cell/>
          <table:table-cell table:formula="of:= &quot;If you see the logic board part number &quot; &amp; TEXT([.A80]; &quot;@&quot;) &amp; &quot; it means the user intended to type &quot; &amp; TEXT([.B80]; &quot;@&quot;) &amp; &quot; but made a typo in error&quot;" office:value-type="string" office:string-value="If you see the logic board part number 820-3492 it means the user intended to type 0 but made a typo in error" calcext:value-type="string">
            <text:p>If you see the logic board part number 820-3492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3453</text:p>
          </table:table-cell>
          <table:table-cell/>
          <table:table-cell table:formula="of:= &quot;If you see the logic board part number &quot; &amp; TEXT([.A81]; &quot;@&quot;) &amp; &quot; it means the user intended to type &quot; &amp; TEXT([.B81]; &quot;@&quot;) &amp; &quot; but made a typo in error&quot;" office:value-type="string" office:string-value="If you see the logic board part number 820-3453 it means the user intended to type 0 but made a typo in error" calcext:value-type="string">
            <text:p>If you see the logic board part number 820-3453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2091</text:p>
          </table:table-cell>
          <table:table-cell/>
          <table:table-cell table:formula="of:= &quot;If you see the logic board part number &quot; &amp; TEXT([.A82]; &quot;@&quot;) &amp; &quot; it means the user intended to type &quot; &amp; TEXT([.B82]; &quot;@&quot;) &amp; &quot; but made a typo in error&quot;" office:value-type="string" office:string-value="If you see the logic board part number 820-2091 it means the user intended to type 0 but made a typo in error" calcext:value-type="string">
            <text:p>If you see the logic board part number 820-2091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2115</text:p>
          </table:table-cell>
          <table:table-cell/>
          <table:table-cell table:formula="of:= &quot;If you see the logic board part number &quot; &amp; TEXT([.A83]; &quot;@&quot;) &amp; &quot; it means the user intended to type &quot; &amp; TEXT([.B83]; &quot;@&quot;) &amp; &quot; but made a typo in error&quot;" office:value-type="string" office:string-value="If you see the logic board part number 820-2115 it means the user intended to type 0 but made a typo in error" calcext:value-type="string">
            <text:p>If you see the logic board part number 820-2115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3032</text:p>
          </table:table-cell>
          <table:table-cell/>
          <table:table-cell table:formula="of:= &quot;If you see the logic board part number &quot; &amp; TEXT([.A84]; &quot;@&quot;) &amp; &quot; it means the user intended to type &quot; &amp; TEXT([.B84]; &quot;@&quot;) &amp; &quot; but made a typo in error&quot;" office:value-type="string" office:string-value="If you see the logic board part number 820-3032 it means the user intended to type 0 but made a typo in error" calcext:value-type="string">
            <text:p>If you see the logic board part number 820-3032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3226</text:p>
          </table:table-cell>
          <table:table-cell/>
          <table:table-cell table:formula="of:= &quot;If you see the logic board part number &quot; &amp; TEXT([.A85]; &quot;@&quot;) &amp; &quot; it means the user intended to type &quot; &amp; TEXT([.B85]; &quot;@&quot;) &amp; &quot; but made a typo in error&quot;" office:value-type="string" office:string-value="If you see the logic board part number 820-3226 it means the user intended to type 0 but made a typo in error" calcext:value-type="string">
            <text:p>If you see the logic board part number 820-3226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2663</text:p>
          </table:table-cell>
          <table:table-cell/>
          <table:table-cell table:formula="of:= &quot;If you see the logic board part number &quot; &amp; TEXT([.A86]; &quot;@&quot;) &amp; &quot; it means the user intended to type &quot; &amp; TEXT([.B86]; &quot;@&quot;) &amp; &quot; but made a typo in error&quot;" office:value-type="string" office:string-value="If you see the logic board part number 820-2663 it means the user intended to type 0 but made a typo in error" calcext:value-type="string">
            <text:p>If you see the logic board part number 820-2663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8435</text:p>
          </table:table-cell>
          <table:table-cell/>
          <table:table-cell table:formula="of:= &quot;If you see the logic board part number &quot; &amp; TEXT([.A87]; &quot;@&quot;) &amp; &quot; it means the user intended to type &quot; &amp; TEXT([.B87]; &quot;@&quot;) &amp; &quot; but made a typo in error&quot;" office:value-type="string" office:string-value="If you see the logic board part number 820-8435 it means the user intended to type 0 but made a typo in error" calcext:value-type="string">
            <text:p>If you see the logic board part number 820-8435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4049</text:p>
          </table:table-cell>
          <table:table-cell/>
          <table:table-cell table:formula="of:= &quot;If you see the logic board part number &quot; &amp; TEXT([.A88]; &quot;@&quot;) &amp; &quot; it means the user intended to type &quot; &amp; TEXT([.B88]; &quot;@&quot;) &amp; &quot; but made a typo in error&quot;" office:value-type="string" office:string-value="If you see the logic board part number 820-4049 it means the user intended to type 0 but made a typo in error" calcext:value-type="string">
            <text:p>If you see the logic board part number 820-4049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4929</text:p>
          </table:table-cell>
          <table:table-cell/>
          <table:table-cell table:formula="of:= &quot;If you see the logic board part number &quot; &amp; TEXT([.A89]; &quot;@&quot;) &amp; &quot; it means the user intended to type &quot; &amp; TEXT([.B89]; &quot;@&quot;) &amp; &quot; but made a typo in error&quot;" office:value-type="string" office:string-value="If you see the logic board part number 820-4929 it means the user intended to type 0 but made a typo in error" calcext:value-type="string">
            <text:p>If you see the logic board part number 820-4929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2249</text:p>
          </table:table-cell>
          <table:table-cell/>
          <table:table-cell table:formula="of:= &quot;If you see the logic board part number &quot; &amp; TEXT([.A90]; &quot;@&quot;) &amp; &quot; it means the user intended to type &quot; &amp; TEXT([.B90]; &quot;@&quot;) &amp; &quot; but made a typo in error&quot;" office:value-type="string" office:string-value="If you see the logic board part number 820-2249 it means the user intended to type 0 but made a typo in error" calcext:value-type="string">
            <text:p>If you see the logic board part number 820-2249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2179</text:p>
          </table:table-cell>
          <table:table-cell/>
          <table:table-cell table:formula="of:= &quot;If you see the logic board part number &quot; &amp; TEXT([.A91]; &quot;@&quot;) &amp; &quot; it means the user intended to type &quot; &amp; TEXT([.B91]; &quot;@&quot;) &amp; &quot; but made a typo in error&quot;" office:value-type="string" office:string-value="If you see the logic board part number 820-2179 it means the user intended to type 0 but made a typo in error" calcext:value-type="string">
            <text:p>If you see the logic board part number 820-2179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3299</text:p>
          </table:table-cell>
          <table:table-cell/>
          <table:table-cell table:formula="of:= &quot;If you see the logic board part number &quot; &amp; TEXT([.A92]; &quot;@&quot;) &amp; &quot; it means the user intended to type &quot; &amp; TEXT([.B92]; &quot;@&quot;) &amp; &quot; but made a typo in error&quot;" office:value-type="string" office:string-value="If you see the logic board part number 820-3299 it means the user intended to type 0 but made a typo in error" calcext:value-type="string">
            <text:p>If you see the logic board part number 820-3299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2353</text:p>
          </table:table-cell>
          <table:table-cell/>
          <table:table-cell table:formula="of:= &quot;If you see the logic board part number &quot; &amp; TEXT([.A93]; &quot;@&quot;) &amp; &quot; it means the user intended to type &quot; &amp; TEXT([.B93]; &quot;@&quot;) &amp; &quot; but made a typo in error&quot;" office:value-type="string" office:string-value="If you see the logic board part number 820-2353 it means the user intended to type 0 but made a typo in error" calcext:value-type="string">
            <text:p>If you see the logic board part number 820-2353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3213</text:p>
          </table:table-cell>
          <table:table-cell/>
          <table:table-cell table:formula="of:= &quot;If you see the logic board part number &quot; &amp; TEXT([.A94]; &quot;@&quot;) &amp; &quot; it means the user intended to type &quot; &amp; TEXT([.B94]; &quot;@&quot;) &amp; &quot; but made a typo in error&quot;" office:value-type="string" office:string-value="If you see the logic board part number 820-3213 it means the user intended to type 0 but made a typo in error" calcext:value-type="string">
            <text:p>If you see the logic board part number 820-3213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2491</text:p>
          </table:table-cell>
          <table:table-cell/>
          <table:table-cell table:formula="of:= &quot;If you see the logic board part number &quot; &amp; TEXT([.A95]; &quot;@&quot;) &amp; &quot; it means the user intended to type &quot; &amp; TEXT([.B95]; &quot;@&quot;) &amp; &quot; but made a typo in error&quot;" office:value-type="string" office:string-value="If you see the logic board part number 820-2491 it means the user intended to type 0 but made a typo in error" calcext:value-type="string">
            <text:p>If you see the logic board part number 820-2491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0138</text:p>
          </table:table-cell>
          <table:table-cell/>
          <table:table-cell table:formula="of:= &quot;If you see the logic board part number &quot; &amp; TEXT([.A96]; &quot;@&quot;) &amp; &quot; it means the user intended to type &quot; &amp; TEXT([.B96]; &quot;@&quot;) &amp; &quot; but made a typo in error&quot;" office:value-type="string" office:string-value="If you see the logic board part number 820-0138 it means the user intended to type 0 but made a typo in error" calcext:value-type="string">
            <text:p>If you see the logic board part number 820-0138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4940</text:p>
          </table:table-cell>
          <table:table-cell/>
          <table:table-cell table:formula="of:= &quot;If you see the logic board part number &quot; &amp; TEXT([.A97]; &quot;@&quot;) &amp; &quot; it means the user intended to type &quot; &amp; TEXT([.B97]; &quot;@&quot;) &amp; &quot; but made a typo in error&quot;" office:value-type="string" office:string-value="If you see the logic board part number 820-4940 it means the user intended to type 0 but made a typo in error" calcext:value-type="string">
            <text:p>If you see the logic board part number 820-4940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3071</text:p>
          </table:table-cell>
          <table:table-cell/>
          <table:table-cell table:formula="of:= &quot;If you see the logic board part number &quot; &amp; TEXT([.A98]; &quot;@&quot;) &amp; &quot; it means the user intended to type &quot; &amp; TEXT([.B98]; &quot;@&quot;) &amp; &quot; but made a typo in error&quot;" office:value-type="string" office:string-value="If you see the logic board part number 820-3071 it means the user intended to type 0 but made a typo in error" calcext:value-type="string">
            <text:p>If you see the logic board part number 820-3071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3057</text:p>
          </table:table-cell>
          <table:table-cell/>
          <table:table-cell table:formula="of:= &quot;If you see the logic board part number &quot; &amp; TEXT([.A99]; &quot;@&quot;) &amp; &quot; it means the user intended to type &quot; &amp; TEXT([.B99]; &quot;@&quot;) &amp; &quot; but made a typo in error&quot;" office:value-type="string" office:string-value="If you see the logic board part number 820-3057 it means the user intended to type 0 but made a typo in error" calcext:value-type="string">
            <text:p>If you see the logic board part number 820-3057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2614</text:p>
          </table:table-cell>
          <table:table-cell/>
          <table:table-cell table:formula="of:= &quot;If you see the logic board part number &quot; &amp; TEXT([.A100]; &quot;@&quot;) &amp; &quot; it means the user intended to type &quot; &amp; TEXT([.B100]; &quot;@&quot;) &amp; &quot; but made a typo in error&quot;" office:value-type="string" office:string-value="If you see the logic board part number 820-2614 it means the user intended to type 0 but made a typo in error" calcext:value-type="string">
            <text:p>If you see the logic board part number 820-2614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3584</text:p>
          </table:table-cell>
          <table:table-cell/>
          <table:table-cell table:formula="of:= &quot;If you see the logic board part number &quot; &amp; TEXT([.A101]; &quot;@&quot;) &amp; &quot; it means the user intended to type &quot; &amp; TEXT([.B101]; &quot;@&quot;) &amp; &quot; but made a typo in error&quot;" office:value-type="string" office:string-value="If you see the logic board part number 820-3584 it means the user intended to type 0 but made a typo in error" calcext:value-type="string">
            <text:p>If you see the logic board part number 820-3584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0034</text:p>
          </table:table-cell>
          <table:table-cell/>
          <table:table-cell table:formula="of:= &quot;If you see the logic board part number &quot; &amp; TEXT([.A102]; &quot;@&quot;) &amp; &quot; it means the user intended to type &quot; &amp; TEXT([.B102]; &quot;@&quot;) &amp; &quot; but made a typo in error&quot;" office:value-type="string" office:string-value="If you see the logic board part number 820-0034 it means the user intended to type 0 but made a typo in error" calcext:value-type="string">
            <text:p>If you see the logic board part number 820-0034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3738</text:p>
          </table:table-cell>
          <table:table-cell/>
          <table:table-cell table:formula="of:= &quot;If you see the logic board part number &quot; &amp; TEXT([.A103]; &quot;@&quot;) &amp; &quot; it means the user intended to type &quot; &amp; TEXT([.B103]; &quot;@&quot;) &amp; &quot; but made a typo in error&quot;" office:value-type="string" office:string-value="If you see the logic board part number 820-3738 it means the user intended to type 0 but made a typo in error" calcext:value-type="string">
            <text:p>If you see the logic board part number 820-3738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0064</text:p>
          </table:table-cell>
          <table:table-cell/>
          <table:table-cell table:formula="of:= &quot;If you see the logic board part number &quot; &amp; TEXT([.A104]; &quot;@&quot;) &amp; &quot; it means the user intended to type &quot; &amp; TEXT([.B104]; &quot;@&quot;) &amp; &quot; but made a typo in error&quot;" office:value-type="string" office:string-value="If you see the logic board part number 820-0064 it means the user intended to type 0 but made a typo in error" calcext:value-type="string">
            <text:p>If you see the logic board part number 820-0064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4347</text:p>
          </table:table-cell>
          <table:table-cell/>
          <table:table-cell table:formula="of:= &quot;If you see the logic board part number &quot; &amp; TEXT([.A105]; &quot;@&quot;) &amp; &quot; it means the user intended to type &quot; &amp; TEXT([.B105]; &quot;@&quot;) &amp; &quot; but made a typo in error&quot;" office:value-type="string" office:string-value="If you see the logic board part number 820-4347 it means the user intended to type 0 but made a typo in error" calcext:value-type="string">
            <text:p>If you see the logic board part number 820-4347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2939</text:p>
          </table:table-cell>
          <table:table-cell/>
          <table:table-cell table:formula="of:= &quot;If you see the logic board part number &quot; &amp; TEXT([.A106]; &quot;@&quot;) &amp; &quot; it means the user intended to type &quot; &amp; TEXT([.B106]; &quot;@&quot;) &amp; &quot; but made a typo in error&quot;" office:value-type="string" office:string-value="If you see the logic board part number 820-2939 it means the user intended to type 0 but made a typo in error" calcext:value-type="string">
            <text:p>If you see the logic board part number 820-2939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3535</text:p>
          </table:table-cell>
          <table:table-cell/>
          <table:table-cell table:formula="of:= &quot;If you see the logic board part number &quot; &amp; TEXT([.A107]; &quot;@&quot;) &amp; &quot; it means the user intended to type &quot; &amp; TEXT([.B107]; &quot;@&quot;) &amp; &quot; but made a typo in error&quot;" office:value-type="string" office:string-value="If you see the logic board part number 820-3535 it means the user intended to type 0 but made a typo in error" calcext:value-type="string">
            <text:p>If you see the logic board part number 820-3535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0928</text:p>
          </table:table-cell>
          <table:table-cell/>
          <table:table-cell table:formula="of:= &quot;If you see the logic board part number &quot; &amp; TEXT([.A108]; &quot;@&quot;) &amp; &quot; it means the user intended to type &quot; &amp; TEXT([.B108]; &quot;@&quot;) &amp; &quot; but made a typo in error&quot;" office:value-type="string" office:string-value="If you see the logic board part number 820-0928 it means the user intended to type 0 but made a typo in error" calcext:value-type="string">
            <text:p>If you see the logic board part number 820-0928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2023</text:p>
          </table:table-cell>
          <table:table-cell/>
          <table:table-cell table:formula="of:= &quot;If you see the logic board part number &quot; &amp; TEXT([.A109]; &quot;@&quot;) &amp; &quot; it means the user intended to type &quot; &amp; TEXT([.B109]; &quot;@&quot;) &amp; &quot; but made a typo in error&quot;" office:value-type="string" office:string-value="If you see the logic board part number 820-2023 it means the user intended to type 0 but made a typo in error" calcext:value-type="string">
            <text:p>If you see the logic board part number 820-2023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2507</text:p>
          </table:table-cell>
          <table:table-cell/>
          <table:table-cell table:formula="of:= &quot;If you see the logic board part number &quot; &amp; TEXT([.A110]; &quot;@&quot;) &amp; &quot; it means the user intended to type &quot; &amp; TEXT([.B110]; &quot;@&quot;) &amp; &quot; but made a typo in error&quot;" office:value-type="string" office:string-value="If you see the logic board part number 820-2507 it means the user intended to type 0 but made a typo in error" calcext:value-type="string">
            <text:p>If you see the logic board part number 820-2507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0015</text:p>
          </table:table-cell>
          <table:table-cell/>
          <table:table-cell table:formula="of:= &quot;If you see the logic board part number &quot; &amp; TEXT([.A111]; &quot;@&quot;) &amp; &quot; it means the user intended to type &quot; &amp; TEXT([.B111]; &quot;@&quot;) &amp; &quot; but made a typo in error&quot;" office:value-type="string" office:string-value="If you see the logic board part number 820-0015 it means the user intended to type 0 but made a typo in error" calcext:value-type="string">
            <text:p>If you see the logic board part number 820-0015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3635</text:p>
          </table:table-cell>
          <table:table-cell/>
          <table:table-cell table:formula="of:= &quot;If you see the logic board part number &quot; &amp; TEXT([.A112]; &quot;@&quot;) &amp; &quot; it means the user intended to type &quot; &amp; TEXT([.B112]; &quot;@&quot;) &amp; &quot; but made a typo in error&quot;" office:value-type="string" office:string-value="If you see the logic board part number 820-3635 it means the user intended to type 0 but made a typo in error" calcext:value-type="string">
            <text:p>If you see the logic board part number 820-3635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3467</text:p>
          </table:table-cell>
          <table:table-cell/>
          <table:table-cell table:formula="of:= &quot;If you see the logic board part number &quot; &amp; TEXT([.A113]; &quot;@&quot;) &amp; &quot; it means the user intended to type &quot; &amp; TEXT([.B113]; &quot;@&quot;) &amp; &quot; but made a typo in error&quot;" office:value-type="string" office:string-value="If you see the logic board part number 820-3467 it means the user intended to type 0 but made a typo in error" calcext:value-type="string">
            <text:p>If you see the logic board part number 820-3467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0165</text:p>
          </table:table-cell>
          <table:table-cell/>
          <table:table-cell table:formula="of:= &quot;If you see the logic board part number &quot; &amp; TEXT([.A114]; &quot;@&quot;) &amp; &quot; it means the user intended to type &quot; &amp; TEXT([.B114]; &quot;@&quot;) &amp; &quot; but made a typo in error&quot;" office:value-type="string" office:string-value="If you see the logic board part number 820-0165 it means the user intended to type 0 but made a typo in error" calcext:value-type="string">
            <text:p>If you see the logic board part number 820-0165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2361</text:p>
          </table:table-cell>
          <table:table-cell/>
          <table:table-cell table:formula="of:= &quot;If you see the logic board part number &quot; &amp; TEXT([.A115]; &quot;@&quot;) &amp; &quot; it means the user intended to type &quot; &amp; TEXT([.B115]; &quot;@&quot;) &amp; &quot; but made a typo in error&quot;" office:value-type="string" office:string-value="If you see the logic board part number 820-2361 it means the user intended to type 0 but made a typo in error" calcext:value-type="string">
            <text:p>If you see the logic board part number 820-2361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2924</text:p>
          </table:table-cell>
          <table:table-cell/>
          <table:table-cell table:formula="of:= &quot;If you see the logic board part number &quot; &amp; TEXT([.A116]; &quot;@&quot;) &amp; &quot; it means the user intended to type &quot; &amp; TEXT([.B116]; &quot;@&quot;) &amp; &quot; but made a typo in error&quot;" office:value-type="string" office:string-value="If you see the logic board part number 820-2924 it means the user intended to type 0 but made a typo in error" calcext:value-type="string">
            <text:p>If you see the logic board part number 820-2924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2132</text:p>
          </table:table-cell>
          <table:table-cell/>
          <table:table-cell table:formula="of:= &quot;If you see the logic board part number &quot; &amp; TEXT([.A117]; &quot;@&quot;) &amp; &quot; it means the user intended to type &quot; &amp; TEXT([.B117]; &quot;@&quot;) &amp; &quot; but made a typo in error&quot;" office:value-type="string" office:string-value="If you see the logic board part number 820-2132 it means the user intended to type 0 but made a typo in error" calcext:value-type="string">
            <text:p>If you see the logic board part number 820-2132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1700</text:p>
          </table:table-cell>
          <table:table-cell/>
          <table:table-cell table:formula="of:= &quot;If you see the logic board part number &quot; &amp; TEXT([.A118]; &quot;@&quot;) &amp; &quot; it means the user intended to type &quot; &amp; TEXT([.B118]; &quot;@&quot;) &amp; &quot; but made a typo in error&quot;" office:value-type="string" office:string-value="If you see the logic board part number 820-1700 it means the user intended to type 0 but made a typo in error" calcext:value-type="string">
            <text:p>If you see the logic board part number 820-1700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2140</text:p>
          </table:table-cell>
          <table:table-cell/>
          <table:table-cell table:formula="of:= &quot;If you see the logic board part number &quot; &amp; TEXT([.A119]; &quot;@&quot;) &amp; &quot; it means the user intended to type &quot; &amp; TEXT([.B119]; &quot;@&quot;) &amp; &quot; but made a typo in error&quot;" office:value-type="string" office:string-value="If you see the logic board part number 820-2140 it means the user intended to type 0 but made a typo in error" calcext:value-type="string">
            <text:p>If you see the logic board part number 820-2140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2641</text:p>
          </table:table-cell>
          <table:table-cell/>
          <table:table-cell table:formula="of:= &quot;If you see the logic board part number &quot; &amp; TEXT([.A120]; &quot;@&quot;) &amp; &quot; it means the user intended to type &quot; &amp; TEXT([.B120]; &quot;@&quot;) &amp; &quot; but made a typo in error&quot;" office:value-type="string" office:string-value="If you see the logic board part number 820-2641 it means the user intended to type 0 but made a typo in error" calcext:value-type="string">
            <text:p>If you see the logic board part number 820-2641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3637</text:p>
          </table:table-cell>
          <table:table-cell/>
          <table:table-cell table:formula="of:= &quot;If you see the logic board part number &quot; &amp; TEXT([.A121]; &quot;@&quot;) &amp; &quot; it means the user intended to type &quot; &amp; TEXT([.B121]; &quot;@&quot;) &amp; &quot; but made a typo in error&quot;" office:value-type="string" office:string-value="If you see the logic board part number 820-3637 it means the user intended to type 0 but made a typo in error" calcext:value-type="string">
            <text:p>If you see the logic board part number 820-3637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4652</text:p>
          </table:table-cell>
          <table:table-cell/>
          <table:table-cell table:formula="of:= &quot;If you see the logic board part number &quot; &amp; TEXT([.A122]; &quot;@&quot;) &amp; &quot; it means the user intended to type &quot; &amp; TEXT([.B122]; &quot;@&quot;) &amp; &quot; but made a typo in error&quot;" office:value-type="string" office:string-value="If you see the logic board part number 820-4652 it means the user intended to type 0 but made a typo in error" calcext:value-type="string">
            <text:p>If you see the logic board part number 820-4652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3885</text:p>
          </table:table-cell>
          <table:table-cell/>
          <table:table-cell table:formula="of:= &quot;If you see the logic board part number &quot; &amp; TEXT([.A123]; &quot;@&quot;) &amp; &quot; it means the user intended to type &quot; &amp; TEXT([.B123]; &quot;@&quot;) &amp; &quot; but made a typo in error&quot;" office:value-type="string" office:string-value="If you see the logic board part number 820-3885 it means the user intended to type 0 but made a typo in error" calcext:value-type="string">
            <text:p>If you see the logic board part number 820-3885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2462</text:p>
          </table:table-cell>
          <table:table-cell/>
          <table:table-cell table:formula="of:= &quot;If you see the logic board part number &quot; &amp; TEXT([.A124]; &quot;@&quot;) &amp; &quot; it means the user intended to type &quot; &amp; TEXT([.B124]; &quot;@&quot;) &amp; &quot; but made a typo in error&quot;" office:value-type="string" office:string-value="If you see the logic board part number 820-2462 it means the user intended to type 0 but made a typo in error" calcext:value-type="string">
            <text:p>If you see the logic board part number 820-2462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3481</text:p>
          </table:table-cell>
          <table:table-cell/>
          <table:table-cell table:formula="of:= &quot;If you see the logic board part number &quot; &amp; TEXT([.A125]; &quot;@&quot;) &amp; &quot; it means the user intended to type &quot; &amp; TEXT([.B125]; &quot;@&quot;) &amp; &quot; but made a typo in error&quot;" office:value-type="string" office:string-value="If you see the logic board part number 820-3481 it means the user intended to type 0 but made a typo in error" calcext:value-type="string">
            <text:p>If you see the logic board part number 820-3481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2262</text:p>
          </table:table-cell>
          <table:table-cell/>
          <table:table-cell table:formula="of:= &quot;If you see the logic board part number &quot; &amp; TEXT([.A126]; &quot;@&quot;) &amp; &quot; it means the user intended to type &quot; &amp; TEXT([.B126]; &quot;@&quot;) &amp; &quot; but made a typo in error&quot;" office:value-type="string" office:string-value="If you see the logic board part number 820-2262 it means the user intended to type 0 but made a typo in error" calcext:value-type="string">
            <text:p>If you see the logic board part number 820-2262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3558</text:p>
          </table:table-cell>
          <table:table-cell/>
          <table:table-cell table:formula="of:= &quot;If you see the logic board part number &quot; &amp; TEXT([.A127]; &quot;@&quot;) &amp; &quot; it means the user intended to type &quot; &amp; TEXT([.B127]; &quot;@&quot;) &amp; &quot; but made a typo in error&quot;" office:value-type="string" office:string-value="If you see the logic board part number 820-3558 it means the user intended to type 0 but made a typo in error" calcext:value-type="string">
            <text:p>If you see the logic board part number 820-3558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1976</text:p>
          </table:table-cell>
          <table:table-cell/>
          <table:table-cell table:formula="of:= &quot;If you see the logic board part number &quot; &amp; TEXT([.A128]; &quot;@&quot;) &amp; &quot; it means the user intended to type &quot; &amp; TEXT([.B128]; &quot;@&quot;) &amp; &quot; but made a typo in error&quot;" office:value-type="string" office:string-value="If you see the logic board part number 820-1976 it means the user intended to type 0 but made a typo in error" calcext:value-type="string">
            <text:p>If you see the logic board part number 820-1976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2101</text:p>
          </table:table-cell>
          <table:table-cell/>
          <table:table-cell table:formula="of:= &quot;If you see the logic board part number &quot; &amp; TEXT([.A129]; &quot;@&quot;) &amp; &quot; it means the user intended to type &quot; &amp; TEXT([.B129]; &quot;@&quot;) &amp; &quot; but made a typo in error&quot;" office:value-type="string" office:string-value="If you see the logic board part number 820-2101 it means the user intended to type 0 but made a typo in error" calcext:value-type="string">
            <text:p>If you see the logic board part number 820-2101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1075</text:p>
          </table:table-cell>
          <table:table-cell/>
          <table:table-cell table:formula="of:= &quot;If you see the logic board part number &quot; &amp; TEXT([.A130]; &quot;@&quot;) &amp; &quot; it means the user intended to type &quot; &amp; TEXT([.B130]; &quot;@&quot;) &amp; &quot; but made a typo in error&quot;" office:value-type="string" office:string-value="If you see the logic board part number 820-1075 it means the user intended to type 0 but made a typo in error" calcext:value-type="string">
            <text:p>If you see the logic board part number 820-1075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3362</text:p>
          </table:table-cell>
          <table:table-cell/>
          <table:table-cell table:formula="of:= &quot;If you see the logic board part number &quot; &amp; TEXT([.A131]; &quot;@&quot;) &amp; &quot; it means the user intended to type &quot; &amp; TEXT([.B131]; &quot;@&quot;) &amp; &quot; but made a typo in error&quot;" office:value-type="string" office:string-value="If you see the logic board part number 820-3362 it means the user intended to type 0 but made a typo in error" calcext:value-type="string">
            <text:p>If you see the logic board part number 820-3362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1521</text:p>
          </table:table-cell>
          <table:table-cell/>
          <table:table-cell table:formula="of:= &quot;If you see the logic board part number &quot; &amp; TEXT([.A132]; &quot;@&quot;) &amp; &quot; it means the user intended to type &quot; &amp; TEXT([.B132]; &quot;@&quot;) &amp; &quot; but made a typo in error&quot;" office:value-type="string" office:string-value="If you see the logic board part number 820-1521 it means the user intended to type 0 but made a typo in error" calcext:value-type="string">
            <text:p>If you see the logic board part number 820-1521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3227</text:p>
          </table:table-cell>
          <table:table-cell/>
          <table:table-cell table:formula="of:= &quot;If you see the logic board part number &quot; &amp; TEXT([.A133]; &quot;@&quot;) &amp; &quot; it means the user intended to type &quot; &amp; TEXT([.B133]; &quot;@&quot;) &amp; &quot; but made a typo in error&quot;" office:value-type="string" office:string-value="If you see the logic board part number 820-3227 it means the user intended to type 0 but made a typo in error" calcext:value-type="string">
            <text:p>If you see the logic board part number 820-3227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5029</text:p>
          </table:table-cell>
          <table:table-cell/>
          <table:table-cell table:formula="of:= &quot;If you see the logic board part number &quot; &amp; TEXT([.A134]; &quot;@&quot;) &amp; &quot; it means the user intended to type &quot; &amp; TEXT([.B134]; &quot;@&quot;) &amp; &quot; but made a typo in error&quot;" office:value-type="string" office:string-value="If you see the logic board part number 820-5029 it means the user intended to type 0 but made a typo in error" calcext:value-type="string">
            <text:p>If you see the logic board part number 820-5029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1987</text:p>
          </table:table-cell>
          <table:table-cell/>
          <table:table-cell table:formula="of:= &quot;If you see the logic board part number &quot; &amp; TEXT([.A135]; &quot;@&quot;) &amp; &quot; it means the user intended to type &quot; &amp; TEXT([.B135]; &quot;@&quot;) &amp; &quot; but made a typo in error&quot;" office:value-type="string" office:string-value="If you see the logic board part number 820-1987 it means the user intended to type 0 but made a typo in error" calcext:value-type="string">
            <text:p>If you see the logic board part number 820-1987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0092</text:p>
          </table:table-cell>
          <table:table-cell/>
          <table:table-cell table:formula="of:= &quot;If you see the logic board part number &quot; &amp; TEXT([.A136]; &quot;@&quot;) &amp; &quot; it means the user intended to type &quot; &amp; TEXT([.B136]; &quot;@&quot;) &amp; &quot; but made a typo in error&quot;" office:value-type="string" office:string-value="If you see the logic board part number 820-0092 it means the user intended to type 0 but made a typo in error" calcext:value-type="string">
            <text:p>If you see the logic board part number 820-0092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1494</text:p>
          </table:table-cell>
          <table:table-cell/>
          <table:table-cell table:formula="of:= &quot;If you see the logic board part number &quot; &amp; TEXT([.A137]; &quot;@&quot;) &amp; &quot; it means the user intended to type &quot; &amp; TEXT([.B137]; &quot;@&quot;) &amp; &quot; but made a typo in error&quot;" office:value-type="string" office:string-value="If you see the logic board part number 820-1494 it means the user intended to type 0 but made a typo in error" calcext:value-type="string">
            <text:p>If you see the logic board part number 820-1494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2883</text:p>
          </table:table-cell>
          <table:table-cell/>
          <table:table-cell table:formula="of:= &quot;If you see the logic board part number &quot; &amp; TEXT([.A138]; &quot;@&quot;) &amp; &quot; it means the user intended to type &quot; &amp; TEXT([.B138]; &quot;@&quot;) &amp; &quot; but made a typo in error&quot;" office:value-type="string" office:string-value="If you see the logic board part number 820-2883 it means the user intended to type 0 but made a typo in error" calcext:value-type="string">
            <text:p>If you see the logic board part number 820-2883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0050</text:p>
          </table:table-cell>
          <table:table-cell/>
          <table:table-cell table:formula="of:= &quot;If you see the logic board part number &quot; &amp; TEXT([.A139]; &quot;@&quot;) &amp; &quot; it means the user intended to type &quot; &amp; TEXT([.B139]; &quot;@&quot;) &amp; &quot; but made a typo in error&quot;" office:value-type="string" office:string-value="If you see the logic board part number 820-0050 it means the user intended to type 0 but made a typo in error" calcext:value-type="string">
            <text:p>If you see the logic board part number 820-0050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1598</text:p>
          </table:table-cell>
          <table:table-cell/>
          <table:table-cell table:formula="of:= &quot;If you see the logic board part number &quot; &amp; TEXT([.A140]; &quot;@&quot;) &amp; &quot; it means the user intended to type &quot; &amp; TEXT([.B140]; &quot;@&quot;) &amp; &quot; but made a typo in error&quot;" office:value-type="string" office:string-value="If you see the logic board part number 820-1598 it means the user intended to type 0 but made a typo in error" calcext:value-type="string">
            <text:p>If you see the logic board part number 820-1598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8330</text:p>
          </table:table-cell>
          <table:table-cell/>
          <table:table-cell table:formula="of:= &quot;If you see the logic board part number &quot; &amp; TEXT([.A141]; &quot;@&quot;) &amp; &quot; it means the user intended to type &quot; &amp; TEXT([.B141]; &quot;@&quot;) &amp; &quot; but made a typo in error&quot;" office:value-type="string" office:string-value="If you see the logic board part number 820-8330 it means the user intended to type 0 but made a typo in error" calcext:value-type="string">
            <text:p>If you see the logic board part number 820-8330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3323</text:p>
          </table:table-cell>
          <table:table-cell/>
          <table:table-cell table:formula="of:= &quot;If you see the logic board part number &quot; &amp; TEXT([.A142]; &quot;@&quot;) &amp; &quot; it means the user intended to type &quot; &amp; TEXT([.B142]; &quot;@&quot;) &amp; &quot; but made a typo in error&quot;" office:value-type="string" office:string-value="If you see the logic board part number 820-3323 it means the user intended to type 0 but made a typo in error" calcext:value-type="string">
            <text:p>If you see the logic board part number 820-3323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2899</text:p>
          </table:table-cell>
          <table:table-cell/>
          <table:table-cell table:formula="of:= &quot;If you see the logic board part number &quot; &amp; TEXT([.A143]; &quot;@&quot;) &amp; &quot; it means the user intended to type &quot; &amp; TEXT([.B143]; &quot;@&quot;) &amp; &quot; but made a typo in error&quot;" office:value-type="string" office:string-value="If you see the logic board part number 820-2899 it means the user intended to type 0 but made a typo in error" calcext:value-type="string">
            <text:p>If you see the logic board part number 820-2899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3113</text:p>
          </table:table-cell>
          <table:table-cell/>
          <table:table-cell table:formula="of:= &quot;If you see the logic board part number &quot; &amp; TEXT([.A144]; &quot;@&quot;) &amp; &quot; it means the user intended to type &quot; &amp; TEXT([.B144]; &quot;@&quot;) &amp; &quot; but made a typo in error&quot;" office:value-type="string" office:string-value="If you see the logic board part number 820-3113 it means the user intended to type 0 but made a typo in error" calcext:value-type="string">
            <text:p>If you see the logic board part number 820-3113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3417</text:p>
          </table:table-cell>
          <table:table-cell/>
          <table:table-cell table:formula="of:= &quot;If you see the logic board part number &quot; &amp; TEXT([.A145]; &quot;@&quot;) &amp; &quot; it means the user intended to type &quot; &amp; TEXT([.B145]; &quot;@&quot;) &amp; &quot; but made a typo in error&quot;" office:value-type="string" office:string-value="If you see the logic board part number 820-3417 it means the user intended to type 0 but made a typo in error" calcext:value-type="string">
            <text:p>If you see the logic board part number 820-3417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2494</text:p>
          </table:table-cell>
          <table:table-cell/>
          <table:table-cell table:formula="of:= &quot;If you see the logic board part number &quot; &amp; TEXT([.A146]; &quot;@&quot;) &amp; &quot; it means the user intended to type &quot; &amp; TEXT([.B146]; &quot;@&quot;) &amp; &quot; but made a typo in error&quot;" office:value-type="string" office:string-value="If you see the logic board part number 820-2494 it means the user intended to type 0 but made a typo in error" calcext:value-type="string">
            <text:p>If you see the logic board part number 820-2494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2577</text:p>
          </table:table-cell>
          <table:table-cell/>
          <table:table-cell table:formula="of:= &quot;If you see the logic board part number &quot; &amp; TEXT([.A147]; &quot;@&quot;) &amp; &quot; it means the user intended to type &quot; &amp; TEXT([.B147]; &quot;@&quot;) &amp; &quot; but made a typo in error&quot;" office:value-type="string" office:string-value="If you see the logic board part number 820-2577 it means the user intended to type 0 but made a typo in error" calcext:value-type="string">
            <text:p>If you see the logic board part number 820-2577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5494</text:p>
          </table:table-cell>
          <table:table-cell/>
          <table:table-cell table:formula="of:= &quot;If you see the logic board part number &quot; &amp; TEXT([.A148]; &quot;@&quot;) &amp; &quot; it means the user intended to type &quot; &amp; TEXT([.B148]; &quot;@&quot;) &amp; &quot; but made a typo in error&quot;" office:value-type="string" office:string-value="If you see the logic board part number 820-5494 it means the user intended to type 0 but made a typo in error" calcext:value-type="string">
            <text:p>If you see the logic board part number 820-5494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3228</text:p>
          </table:table-cell>
          <table:table-cell/>
          <table:table-cell table:formula="of:= &quot;If you see the logic board part number &quot; &amp; TEXT([.A149]; &quot;@&quot;) &amp; &quot; it means the user intended to type &quot; &amp; TEXT([.B149]; &quot;@&quot;) &amp; &quot; but made a typo in error&quot;" office:value-type="string" office:string-value="If you see the logic board part number 820-3228 it means the user intended to type 0 but made a typo in error" calcext:value-type="string">
            <text:p>If you see the logic board part number 820-3228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3546</text:p>
          </table:table-cell>
          <table:table-cell/>
          <table:table-cell table:formula="of:= &quot;If you see the logic board part number &quot; &amp; TEXT([.A150]; &quot;@&quot;) &amp; &quot; it means the user intended to type &quot; &amp; TEXT([.B150]; &quot;@&quot;) &amp; &quot; but made a typo in error&quot;" office:value-type="string" office:string-value="If you see the logic board part number 820-3546 it means the user intended to type 0 but made a typo in error" calcext:value-type="string">
            <text:p>If you see the logic board part number 820-3546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2128</text:p>
          </table:table-cell>
          <table:table-cell/>
          <table:table-cell table:formula="of:= &quot;If you see the logic board part number &quot; &amp; TEXT([.A151]; &quot;@&quot;) &amp; &quot; it means the user intended to type &quot; &amp; TEXT([.B151]; &quot;@&quot;) &amp; &quot; but made a typo in error&quot;" office:value-type="string" office:string-value="If you see the logic board part number 820-2128 it means the user intended to type 0 but made a typo in error" calcext:value-type="string">
            <text:p>If you see the logic board part number 820-2128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4927</text:p>
          </table:table-cell>
          <table:table-cell/>
          <table:table-cell table:formula="of:= &quot;If you see the logic board part number &quot; &amp; TEXT([.A152]; &quot;@&quot;) &amp; &quot; it means the user intended to type &quot; &amp; TEXT([.B152]; &quot;@&quot;) &amp; &quot; but made a typo in error&quot;" office:value-type="string" office:string-value="If you see the logic board part number 820-4927 it means the user intended to type 0 but made a typo in error" calcext:value-type="string">
            <text:p>If you see the logic board part number 820-4927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2476</text:p>
          </table:table-cell>
          <table:table-cell/>
          <table:table-cell table:formula="of:= &quot;If you see the logic board part number &quot; &amp; TEXT([.A153]; &quot;@&quot;) &amp; &quot; it means the user intended to type &quot; &amp; TEXT([.B153]; &quot;@&quot;) &amp; &quot; but made a typo in error&quot;" office:value-type="string" office:string-value="If you see the logic board part number 820-2476 it means the user intended to type 0 but made a typo in error" calcext:value-type="string">
            <text:p>If you see the logic board part number 820-2476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2519</text:p>
          </table:table-cell>
          <table:table-cell/>
          <table:table-cell table:formula="of:= &quot;If you see the logic board part number &quot; &amp; TEXT([.A154]; &quot;@&quot;) &amp; &quot; it means the user intended to type &quot; &amp; TEXT([.B154]; &quot;@&quot;) &amp; &quot; but made a typo in error&quot;" office:value-type="string" office:string-value="If you see the logic board part number 820-2519 it means the user intended to type 0 but made a typo in error" calcext:value-type="string">
            <text:p>If you see the logic board part number 820-2519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3202</text:p>
          </table:table-cell>
          <table:table-cell/>
          <table:table-cell table:formula="of:= &quot;If you see the logic board part number &quot; &amp; TEXT([.A155]; &quot;@&quot;) &amp; &quot; it means the user intended to type &quot; &amp; TEXT([.B155]; &quot;@&quot;) &amp; &quot; but made a typo in error&quot;" office:value-type="string" office:string-value="If you see the logic board part number 820-3202 it means the user intended to type 0 but made a typo in error" calcext:value-type="string">
            <text:p>If you see the logic board part number 820-3202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3747</text:p>
          </table:table-cell>
          <table:table-cell/>
          <table:table-cell table:formula="of:= &quot;If you see the logic board part number &quot; &amp; TEXT([.A156]; &quot;@&quot;) &amp; &quot; it means the user intended to type &quot; &amp; TEXT([.B156]; &quot;@&quot;) &amp; &quot; but made a typo in error&quot;" office:value-type="string" office:string-value="If you see the logic board part number 820-3747 it means the user intended to type 0 but made a typo in error" calcext:value-type="string">
            <text:p>If you see the logic board part number 820-3747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5509</text:p>
          </table:table-cell>
          <table:table-cell/>
          <table:table-cell table:formula="of:= &quot;If you see the logic board part number &quot; &amp; TEXT([.A157]; &quot;@&quot;) &amp; &quot; it means the user intended to type &quot; &amp; TEXT([.B157]; &quot;@&quot;) &amp; &quot; but made a typo in error&quot;" office:value-type="string" office:string-value="If you see the logic board part number 820-5509 it means the user intended to type 0 but made a typo in error" calcext:value-type="string">
            <text:p>If you see the logic board part number 820-5509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3942</text:p>
          </table:table-cell>
          <table:table-cell/>
          <table:table-cell table:formula="of:= &quot;If you see the logic board part number &quot; &amp; TEXT([.A158]; &quot;@&quot;) &amp; &quot; it means the user intended to type &quot; &amp; TEXT([.B158]; &quot;@&quot;) &amp; &quot; but made a typo in error&quot;" office:value-type="string" office:string-value="If you see the logic board part number 820-3942 it means the user intended to type 0 but made a typo in error" calcext:value-type="string">
            <text:p>If you see the logic board part number 820-3942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3534</text:p>
          </table:table-cell>
          <table:table-cell/>
          <table:table-cell table:formula="of:= &quot;If you see the logic board part number &quot; &amp; TEXT([.A159]; &quot;@&quot;) &amp; &quot; it means the user intended to type &quot; &amp; TEXT([.B159]; &quot;@&quot;) &amp; &quot; but made a typo in error&quot;" office:value-type="string" office:string-value="If you see the logic board part number 820-3534 it means the user intended to type 0 but made a typo in error" calcext:value-type="string">
            <text:p>If you see the logic board part number 820-3534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2366</text:p>
          </table:table-cell>
          <table:table-cell/>
          <table:table-cell table:formula="of:= &quot;If you see the logic board part number &quot; &amp; TEXT([.A160]; &quot;@&quot;) &amp; &quot; it means the user intended to type &quot; &amp; TEXT([.B160]; &quot;@&quot;) &amp; &quot; but made a typo in error&quot;" office:value-type="string" office:string-value="If you see the logic board part number 820-2366 it means the user intended to type 0 but made a typo in error" calcext:value-type="string">
            <text:p>If you see the logic board part number 820-2366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3034</text:p>
          </table:table-cell>
          <table:table-cell/>
          <table:table-cell table:formula="of:= &quot;If you see the logic board part number &quot; &amp; TEXT([.A161]; &quot;@&quot;) &amp; &quot; it means the user intended to type &quot; &amp; TEXT([.B161]; &quot;@&quot;) &amp; &quot; but made a typo in error&quot;" office:value-type="string" office:string-value="If you see the logic board part number 820-3034 it means the user intended to type 0 but made a typo in error" calcext:value-type="string">
            <text:p>If you see the logic board part number 820-3034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3660</text:p>
          </table:table-cell>
          <table:table-cell/>
          <table:table-cell table:formula="of:= &quot;If you see the logic board part number &quot; &amp; TEXT([.A162]; &quot;@&quot;) &amp; &quot; it means the user intended to type &quot; &amp; TEXT([.B162]; &quot;@&quot;) &amp; &quot; but made a typo in error&quot;" office:value-type="string" office:string-value="If you see the logic board part number 820-3660 it means the user intended to type 0 but made a typo in error" calcext:value-type="string">
            <text:p>If you see the logic board part number 820-3660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2779</text:p>
          </table:table-cell>
          <table:table-cell/>
          <table:table-cell table:formula="of:= &quot;If you see the logic board part number &quot; &amp; TEXT([.A163]; &quot;@&quot;) &amp; &quot; it means the user intended to type &quot; &amp; TEXT([.B163]; &quot;@&quot;) &amp; &quot; but made a typo in error&quot;" office:value-type="string" office:string-value="If you see the logic board part number 820-2779 it means the user intended to type 0 but made a typo in error" calcext:value-type="string">
            <text:p>If you see the logic board part number 820-2779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2997</text:p>
          </table:table-cell>
          <table:table-cell/>
          <table:table-cell table:formula="of:= &quot;If you see the logic board part number &quot; &amp; TEXT([.A164]; &quot;@&quot;) &amp; &quot; it means the user intended to type &quot; &amp; TEXT([.B164]; &quot;@&quot;) &amp; &quot; but made a typo in error&quot;" office:value-type="string" office:string-value="If you see the logic board part number 820-2997 it means the user intended to type 0 but made a typo in error" calcext:value-type="string">
            <text:p>If you see the logic board part number 820-2997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0239</text:p>
          </table:table-cell>
          <table:table-cell/>
          <table:table-cell table:formula="of:= &quot;If you see the logic board part number &quot; &amp; TEXT([.A165]; &quot;@&quot;) &amp; &quot; it means the user intended to type &quot; &amp; TEXT([.B165]; &quot;@&quot;) &amp; &quot; but made a typo in error&quot;" office:value-type="string" office:string-value="If you see the logic board part number 820-0239 it means the user intended to type 0 but made a typo in error" calcext:value-type="string">
            <text:p>If you see the logic board part number 820-0239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3475</text:p>
          </table:table-cell>
          <table:table-cell/>
          <table:table-cell table:formula="of:= &quot;If you see the logic board part number &quot; &amp; TEXT([.A166]; &quot;@&quot;) &amp; &quot; it means the user intended to type &quot; &amp; TEXT([.B166]; &quot;@&quot;) &amp; &quot; but made a typo in error&quot;" office:value-type="string" office:string-value="If you see the logic board part number 820-3475 it means the user intended to type 0 but made a typo in error" calcext:value-type="string">
            <text:p>If you see the logic board part number 820-3475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0141</text:p>
          </table:table-cell>
          <table:table-cell/>
          <table:table-cell table:formula="of:= &quot;If you see the logic board part number &quot; &amp; TEXT([.A167]; &quot;@&quot;) &amp; &quot; it means the user intended to type &quot; &amp; TEXT([.B167]; &quot;@&quot;) &amp; &quot; but made a typo in error&quot;" office:value-type="string" office:string-value="If you see the logic board part number 820-0141 it means the user intended to type 0 but made a typo in error" calcext:value-type="string">
            <text:p>If you see the logic board part number 820-0141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0152</text:p>
          </table:table-cell>
          <table:table-cell/>
          <table:table-cell table:formula="of:= &quot;If you see the logic board part number &quot; &amp; TEXT([.A168]; &quot;@&quot;) &amp; &quot; it means the user intended to type &quot; &amp; TEXT([.B168]; &quot;@&quot;) &amp; &quot; but made a typo in error&quot;" office:value-type="string" office:string-value="If you see the logic board part number 820-0152 it means the user intended to type 0 but made a typo in error" calcext:value-type="string">
            <text:p>If you see the logic board part number 820-0152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0084</text:p>
          </table:table-cell>
          <table:table-cell/>
          <table:table-cell table:formula="of:= &quot;If you see the logic board part number &quot; &amp; TEXT([.A169]; &quot;@&quot;) &amp; &quot; it means the user intended to type &quot; &amp; TEXT([.B169]; &quot;@&quot;) &amp; &quot; but made a typo in error&quot;" office:value-type="string" office:string-value="If you see the logic board part number 820-0084 it means the user intended to type 0 but made a typo in error" calcext:value-type="string">
            <text:p>If you see the logic board part number 820-0084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3737</text:p>
          </table:table-cell>
          <table:table-cell/>
          <table:table-cell table:formula="of:= &quot;If you see the logic board part number &quot; &amp; TEXT([.A170]; &quot;@&quot;) &amp; &quot; it means the user intended to type &quot; &amp; TEXT([.B170]; &quot;@&quot;) &amp; &quot; but made a typo in error&quot;" office:value-type="string" office:string-value="If you see the logic board part number 820-3737 it means the user intended to type 0 but made a typo in error" calcext:value-type="string">
            <text:p>If you see the logic board part number 820-3737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4925</text:p>
          </table:table-cell>
          <table:table-cell/>
          <table:table-cell table:formula="of:= &quot;If you see the logic board part number &quot; &amp; TEXT([.A171]; &quot;@&quot;) &amp; &quot; it means the user intended to type &quot; &amp; TEXT([.B171]; &quot;@&quot;) &amp; &quot; but made a typo in error&quot;" office:value-type="string" office:string-value="If you see the logic board part number 820-4925 it means the user intended to type 0 but made a typo in error" calcext:value-type="string">
            <text:p>If you see the logic board part number 820-4925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3315</text:p>
          </table:table-cell>
          <table:table-cell/>
          <table:table-cell table:formula="of:= &quot;If you see the logic board part number &quot; &amp; TEXT([.A172]; &quot;@&quot;) &amp; &quot; it means the user intended to type &quot; &amp; TEXT([.B172]; &quot;@&quot;) &amp; &quot; but made a typo in error&quot;" office:value-type="string" office:string-value="If you see the logic board part number 820-3315 it means the user intended to type 0 but made a typo in error" calcext:value-type="string">
            <text:p>If you see the logic board part number 820-3315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5209</text:p>
          </table:table-cell>
          <table:table-cell/>
          <table:table-cell table:formula="of:= &quot;If you see the logic board part number &quot; &amp; TEXT([.A173]; &quot;@&quot;) &amp; &quot; it means the user intended to type &quot; &amp; TEXT([.B173]; &quot;@&quot;) &amp; &quot; but made a typo in error&quot;" office:value-type="string" office:string-value="If you see the logic board part number 820-5209 it means the user intended to type 0 but made a typo in error" calcext:value-type="string">
            <text:p>If you see the logic board part number 820-5209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3298</text:p>
          </table:table-cell>
          <table:table-cell/>
          <table:table-cell table:formula="of:= &quot;If you see the logic board part number &quot; &amp; TEXT([.A174]; &quot;@&quot;) &amp; &quot; it means the user intended to type &quot; &amp; TEXT([.B174]; &quot;@&quot;) &amp; &quot; but made a typo in error&quot;" office:value-type="string" office:string-value="If you see the logic board part number 820-3298 it means the user intended to type 0 but made a typo in error" calcext:value-type="string">
            <text:p>If you see the logic board part number 820-3298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2020</text:p>
          </table:table-cell>
          <table:table-cell/>
          <table:table-cell table:formula="of:= &quot;If you see the logic board part number &quot; &amp; TEXT([.A175]; &quot;@&quot;) &amp; &quot; it means the user intended to type &quot; &amp; TEXT([.B175]; &quot;@&quot;) &amp; &quot; but made a typo in error&quot;" office:value-type="string" office:string-value="If you see the logic board part number 820-2020 it means the user intended to type 0 but made a typo in error" calcext:value-type="string">
            <text:p>If you see the logic board part number 820-2020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0923</text:p>
          </table:table-cell>
          <table:table-cell/>
          <table:table-cell table:formula="of:= &quot;If you see the logic board part number &quot; &amp; TEXT([.A176]; &quot;@&quot;) &amp; &quot; it means the user intended to type &quot; &amp; TEXT([.B176]; &quot;@&quot;) &amp; &quot; but made a typo in error&quot;" office:value-type="string" office:string-value="If you see the logic board part number 820-0923 it means the user intended to type 0 but made a typo in error" calcext:value-type="string">
            <text:p>If you see the logic board part number 820-0923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1949</text:p>
          </table:table-cell>
          <table:table-cell/>
          <table:table-cell table:formula="of:= &quot;If you see the logic board part number &quot; &amp; TEXT([.A177]; &quot;@&quot;) &amp; &quot; it means the user intended to type &quot; &amp; TEXT([.B177]; &quot;@&quot;) &amp; &quot; but made a typo in error&quot;" office:value-type="string" office:string-value="If you see the logic board part number 820-1949 it means the user intended to type 0 but made a typo in error" calcext:value-type="string">
            <text:p>If you see the logic board part number 820-1949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2279</text:p>
          </table:table-cell>
          <table:table-cell/>
          <table:table-cell table:formula="of:= &quot;If you see the logic board part number &quot; &amp; TEXT([.A178]; &quot;@&quot;) &amp; &quot; it means the user intended to type &quot; &amp; TEXT([.B178]; &quot;@&quot;) &amp; &quot; but made a typo in error&quot;" office:value-type="string" office:string-value="If you see the logic board part number 820-2279 it means the user intended to type 0 but made a typo in error" calcext:value-type="string">
            <text:p>If you see the logic board part number 820-2279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1814</text:p>
          </table:table-cell>
          <table:table-cell/>
          <table:table-cell table:formula="of:= &quot;If you see the logic board part number &quot; &amp; TEXT([.A179]; &quot;@&quot;) &amp; &quot; it means the user intended to type &quot; &amp; TEXT([.B179]; &quot;@&quot;) &amp; &quot; but made a typo in error&quot;" office:value-type="string" office:string-value="If you see the logic board part number 820-1814 it means the user intended to type 0 but made a typo in error" calcext:value-type="string">
            <text:p>If you see the logic board part number 820-1814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3764</text:p>
          </table:table-cell>
          <table:table-cell/>
          <table:table-cell table:formula="of:= &quot;If you see the logic board part number &quot; &amp; TEXT([.A180]; &quot;@&quot;) &amp; &quot; it means the user intended to type &quot; &amp; TEXT([.B180]; &quot;@&quot;) &amp; &quot; but made a typo in error&quot;" office:value-type="string" office:string-value="If you see the logic board part number 820-3764 it means the user intended to type 0 but made a typo in error" calcext:value-type="string">
            <text:p>If you see the logic board part number 820-3764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3455</text:p>
          </table:table-cell>
          <table:table-cell/>
          <table:table-cell table:formula="of:= &quot;If you see the logic board part number &quot; &amp; TEXT([.A181]; &quot;@&quot;) &amp; &quot; it means the user intended to type &quot; &amp; TEXT([.B181]; &quot;@&quot;) &amp; &quot; but made a typo in error&quot;" office:value-type="string" office:string-value="If you see the logic board part number 820-3455 it means the user intended to type 0 but made a typo in error" calcext:value-type="string">
            <text:p>If you see the logic board part number 820-3455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3488</text:p>
          </table:table-cell>
          <table:table-cell/>
          <table:table-cell table:formula="of:= &quot;If you see the logic board part number &quot; &amp; TEXT([.A182]; &quot;@&quot;) &amp; &quot; it means the user intended to type &quot; &amp; TEXT([.B182]; &quot;@&quot;) &amp; &quot; but made a typo in error&quot;" office:value-type="string" office:string-value="If you see the logic board part number 820-3488 it means the user intended to type 0 but made a typo in error" calcext:value-type="string">
            <text:p>If you see the logic board part number 820-3488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0521</text:p>
          </table:table-cell>
          <table:table-cell/>
          <table:table-cell table:formula="of:= &quot;If you see the logic board part number &quot; &amp; TEXT([.A183]; &quot;@&quot;) &amp; &quot; it means the user intended to type &quot; &amp; TEXT([.B183]; &quot;@&quot;) &amp; &quot; but made a typo in error&quot;" office:value-type="string" office:string-value="If you see the logic board part number 820-0521 it means the user intended to type 0 but made a typo in error" calcext:value-type="string">
            <text:p>If you see the logic board part number 820-0521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00180</text:p>
          </table:table-cell>
          <table:table-cell/>
          <table:table-cell table:formula="of:= &quot;If you see the logic board part number &quot; &amp; TEXT([.A184]; &quot;@&quot;) &amp; &quot; it means the user intended to type &quot; &amp; TEXT([.B184]; &quot;@&quot;) &amp; &quot; but made a typo in error&quot;" office:value-type="string" office:string-value="If you see the logic board part number 820-00180 it means the user intended to type 0 but made a typo in error" calcext:value-type="string">
            <text:p>If you see the logic board part number 820-00180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00291</text:p>
          </table:table-cell>
          <table:table-cell/>
          <table:table-cell table:formula="of:= &quot;If you see the logic board part number &quot; &amp; TEXT([.A185]; &quot;@&quot;) &amp; &quot; it means the user intended to type &quot; &amp; TEXT([.B185]; &quot;@&quot;) &amp; &quot; but made a typo in error&quot;" office:value-type="string" office:string-value="If you see the logic board part number 820-00291 it means the user intended to type 0 but made a typo in error" calcext:value-type="string">
            <text:p>If you see the logic board part number 820-00291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00452</text:p>
          </table:table-cell>
          <table:table-cell/>
          <table:table-cell table:formula="of:= &quot;If you see the logic board part number &quot; &amp; TEXT([.A186]; &quot;@&quot;) &amp; &quot; it means the user intended to type &quot; &amp; TEXT([.B186]; &quot;@&quot;) &amp; &quot; but made a typo in error&quot;" office:value-type="string" office:string-value="If you see the logic board part number 820-00452 it means the user intended to type 0 but made a typo in error" calcext:value-type="string">
            <text:p>If you see the logic board part number 820-00452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00687</text:p>
          </table:table-cell>
          <table:table-cell/>
          <table:table-cell table:formula="of:= &quot;If you see the logic board part number &quot; &amp; TEXT([.A187]; &quot;@&quot;) &amp; &quot; it means the user intended to type &quot; &amp; TEXT([.B187]; &quot;@&quot;) &amp; &quot; but made a typo in error&quot;" office:value-type="string" office:string-value="If you see the logic board part number 820-00687 it means the user intended to type 0 but made a typo in error" calcext:value-type="string">
            <text:p>If you see the logic board part number 820-00687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00134</text:p>
          </table:table-cell>
          <table:table-cell/>
          <table:table-cell table:formula="of:= &quot;If you see the logic board part number &quot; &amp; TEXT([.A188]; &quot;@&quot;) &amp; &quot; it means the user intended to type &quot; &amp; TEXT([.B188]; &quot;@&quot;) &amp; &quot; but made a typo in error&quot;" office:value-type="string" office:string-value="If you see the logic board part number 820-00134 it means the user intended to type 0 but made a typo in error" calcext:value-type="string">
            <text:p>If you see the logic board part number 820-00134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00597</text:p>
          </table:table-cell>
          <table:table-cell/>
          <table:table-cell table:formula="of:= &quot;If you see the logic board part number &quot; &amp; TEXT([.A189]; &quot;@&quot;) &amp; &quot; it means the user intended to type &quot; &amp; TEXT([.B189]; &quot;@&quot;) &amp; &quot; but made a typo in error&quot;" office:value-type="string" office:string-value="If you see the logic board part number 820-00597 it means the user intended to type 0 but made a typo in error" calcext:value-type="string">
            <text:p>If you see the logic board part number 820-00597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00034</text:p>
          </table:table-cell>
          <table:table-cell/>
          <table:table-cell table:formula="of:= &quot;If you see the logic board part number &quot; &amp; TEXT([.A190]; &quot;@&quot;) &amp; &quot; it means the user intended to type &quot; &amp; TEXT([.B190]; &quot;@&quot;) &amp; &quot; but made a typo in error&quot;" office:value-type="string" office:string-value="If you see the logic board part number 820-00034 it means the user intended to type 0 but made a typo in error" calcext:value-type="string">
            <text:p>If you see the logic board part number 820-00034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01124</text:p>
          </table:table-cell>
          <table:table-cell/>
          <table:table-cell table:formula="of:= &quot;If you see the logic board part number &quot; &amp; TEXT([.A191]; &quot;@&quot;) &amp; &quot; it means the user intended to type &quot; &amp; TEXT([.B191]; &quot;@&quot;) &amp; &quot; but made a typo in error&quot;" office:value-type="string" office:string-value="If you see the logic board part number 820-01124 it means the user intended to type 0 but made a typo in error" calcext:value-type="string">
            <text:p>If you see the logic board part number 820-01124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00430</text:p>
          </table:table-cell>
          <table:table-cell/>
          <table:table-cell table:formula="of:= &quot;If you see the logic board part number &quot; &amp; TEXT([.A192]; &quot;@&quot;) &amp; &quot; it means the user intended to type &quot; &amp; TEXT([.B192]; &quot;@&quot;) &amp; &quot; but made a typo in error&quot;" office:value-type="string" office:string-value="If you see the logic board part number 820-00430 it means the user intended to type 0 but made a typo in error" calcext:value-type="string">
            <text:p>If you see the logic board part number 820-00430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00298</text:p>
          </table:table-cell>
          <table:table-cell/>
          <table:table-cell table:formula="of:= &quot;If you see the logic board part number &quot; &amp; TEXT([.A193]; &quot;@&quot;) &amp; &quot; it means the user intended to type &quot; &amp; TEXT([.B193]; &quot;@&quot;) &amp; &quot; but made a typo in error&quot;" office:value-type="string" office:string-value="If you see the logic board part number 820-00298 it means the user intended to type 0 but made a typo in error" calcext:value-type="string">
            <text:p>If you see the logic board part number 820-00298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00292</text:p>
          </table:table-cell>
          <table:table-cell/>
          <table:table-cell table:formula="of:= &quot;If you see the logic board part number &quot; &amp; TEXT([.A194]; &quot;@&quot;) &amp; &quot; it means the user intended to type &quot; &amp; TEXT([.B194]; &quot;@&quot;) &amp; &quot; but made a typo in error&quot;" office:value-type="string" office:string-value="If you see the logic board part number 820-00292 it means the user intended to type 0 but made a typo in error" calcext:value-type="string">
            <text:p>If you see the logic board part number 820-00292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00431</text:p>
          </table:table-cell>
          <table:table-cell/>
          <table:table-cell table:formula="of:= &quot;If you see the logic board part number &quot; &amp; TEXT([.A195]; &quot;@&quot;) &amp; &quot; it means the user intended to type &quot; &amp; TEXT([.B195]; &quot;@&quot;) &amp; &quot; but made a typo in error&quot;" office:value-type="string" office:string-value="If you see the logic board part number 820-00431 it means the user intended to type 0 but made a typo in error" calcext:value-type="string">
            <text:p>If you see the logic board part number 820-00431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00012</text:p>
          </table:table-cell>
          <table:table-cell/>
          <table:table-cell table:formula="of:= &quot;If you see the logic board part number &quot; &amp; TEXT([.A196]; &quot;@&quot;) &amp; &quot; it means the user intended to type &quot; &amp; TEXT([.B196]; &quot;@&quot;) &amp; &quot; but made a typo in error&quot;" office:value-type="string" office:string-value="If you see the logic board part number 820-00012 it means the user intended to type 0 but made a typo in error" calcext:value-type="string">
            <text:p>If you see the logic board part number 820-00012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00170</text:p>
          </table:table-cell>
          <table:table-cell/>
          <table:table-cell table:formula="of:= &quot;If you see the logic board part number &quot; &amp; TEXT([.A197]; &quot;@&quot;) &amp; &quot; it means the user intended to type &quot; &amp; TEXT([.B197]; &quot;@&quot;) &amp; &quot; but made a typo in error&quot;" office:value-type="string" office:string-value="If you see the logic board part number 820-00170 it means the user intended to type 0 but made a typo in error" calcext:value-type="string">
            <text:p>If you see the logic board part number 820-00170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03437</text:p>
          </table:table-cell>
          <table:table-cell/>
          <table:table-cell table:formula="of:= &quot;If you see the logic board part number &quot; &amp; TEXT([.A198]; &quot;@&quot;) &amp; &quot; it means the user intended to type &quot; &amp; TEXT([.B198]; &quot;@&quot;) &amp; &quot; but made a typo in error&quot;" office:value-type="string" office:string-value="If you see the logic board part number 820-03437 it means the user intended to type 0 but made a typo in error" calcext:value-type="string">
            <text:p>If you see the logic board part number 820-03437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01055</text:p>
          </table:table-cell>
          <table:table-cell/>
          <table:table-cell table:formula="of:= &quot;If you see the logic board part number &quot; &amp; TEXT([.A199]; &quot;@&quot;) &amp; &quot; it means the user intended to type &quot; &amp; TEXT([.B199]; &quot;@&quot;) &amp; &quot; but made a typo in error&quot;" office:value-type="string" office:string-value="If you see the logic board part number 820-01055 it means the user intended to type 0 but made a typo in error" calcext:value-type="string">
            <text:p>If you see the logic board part number 820-01055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01658</text:p>
          </table:table-cell>
          <table:table-cell/>
          <table:table-cell table:formula="of:= &quot;If you see the logic board part number &quot; &amp; TEXT([.A200]; &quot;@&quot;) &amp; &quot; it means the user intended to type &quot; &amp; TEXT([.B200]; &quot;@&quot;) &amp; &quot; but made a typo in error&quot;" office:value-type="string" office:string-value="If you see the logic board part number 820-01658 it means the user intended to type 0 but made a typo in error" calcext:value-type="string">
            <text:p>If you see the logic board part number 820-01658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01841</text:p>
          </table:table-cell>
          <table:table-cell/>
          <table:table-cell table:formula="of:= &quot;If you see the logic board part number &quot; &amp; TEXT([.A201]; &quot;@&quot;) &amp; &quot; it means the user intended to type &quot; &amp; TEXT([.B201]; &quot;@&quot;) &amp; &quot; but made a typo in error&quot;" office:value-type="string" office:string-value="If you see the logic board part number 820-01841 it means the user intended to type 0 but made a typo in error" calcext:value-type="string">
            <text:p>If you see the logic board part number 820-01841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00150</text:p>
          </table:table-cell>
          <table:table-cell/>
          <table:table-cell table:formula="of:= &quot;If you see the logic board part number &quot; &amp; TEXT([.A202]; &quot;@&quot;) &amp; &quot; it means the user intended to type &quot; &amp; TEXT([.B202]; &quot;@&quot;) &amp; &quot; but made a typo in error&quot;" office:value-type="string" office:string-value="If you see the logic board part number 820-00150 it means the user intended to type 0 but made a typo in error" calcext:value-type="string">
            <text:p>If you see the logic board part number 820-00150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01827</text:p>
          </table:table-cell>
          <table:table-cell/>
          <table:table-cell table:formula="of:= &quot;If you see the logic board part number &quot; &amp; TEXT([.A203]; &quot;@&quot;) &amp; &quot; it means the user intended to type &quot; &amp; TEXT([.B203]; &quot;@&quot;) &amp; &quot; but made a typo in error&quot;" office:value-type="string" office:string-value="If you see the logic board part number 820-01827 it means the user intended to type 0 but made a typo in error" calcext:value-type="string">
            <text:p>If you see the logic board part number 820-01827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01326</text:p>
          </table:table-cell>
          <table:table-cell/>
          <table:table-cell table:formula="of:= &quot;If you see the logic board part number &quot; &amp; TEXT([.A204]; &quot;@&quot;) &amp; &quot; it means the user intended to type &quot; &amp; TEXT([.B204]; &quot;@&quot;) &amp; &quot; but made a typo in error&quot;" office:value-type="string" office:string-value="If you see the logic board part number 820-01326 it means the user intended to type 0 but made a typo in error" calcext:value-type="string">
            <text:p>If you see the logic board part number 820-01326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00293</text:p>
          </table:table-cell>
          <table:table-cell/>
          <table:table-cell table:formula="of:= &quot;If you see the logic board part number &quot; &amp; TEXT([.A205]; &quot;@&quot;) &amp; &quot; it means the user intended to type &quot; &amp; TEXT([.B205]; &quot;@&quot;) &amp; &quot; but made a typo in error&quot;" office:value-type="string" office:string-value="If you see the logic board part number 820-00293 it means the user intended to type 0 but made a typo in error" calcext:value-type="string">
            <text:p>If you see the logic board part number 820-00293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01236</text:p>
          </table:table-cell>
          <table:table-cell/>
          <table:table-cell table:formula="of:= &quot;If you see the logic board part number &quot; &amp; TEXT([.A206]; &quot;@&quot;) &amp; &quot; it means the user intended to type &quot; &amp; TEXT([.B206]; &quot;@&quot;) &amp; &quot; but made a typo in error&quot;" office:value-type="string" office:string-value="If you see the logic board part number 820-01236 it means the user intended to type 0 but made a typo in error" calcext:value-type="string">
            <text:p>If you see the logic board part number 820-01236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00392</text:p>
          </table:table-cell>
          <table:table-cell/>
          <table:table-cell table:formula="of:= &quot;If you see the logic board part number &quot; &amp; TEXT([.A207]; &quot;@&quot;) &amp; &quot; it means the user intended to type &quot; &amp; TEXT([.B207]; &quot;@&quot;) &amp; &quot; but made a typo in error&quot;" office:value-type="string" office:string-value="If you see the logic board part number 820-00392 it means the user intended to type 0 but made a typo in error" calcext:value-type="string">
            <text:p>If you see the logic board part number 820-00392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00236</text:p>
          </table:table-cell>
          <table:table-cell/>
          <table:table-cell table:formula="of:= &quot;If you see the logic board part number &quot; &amp; TEXT([.A208]; &quot;@&quot;) &amp; &quot; it means the user intended to type &quot; &amp; TEXT([.B208]; &quot;@&quot;) &amp; &quot; but made a typo in error&quot;" office:value-type="string" office:string-value="If you see the logic board part number 820-00236 it means the user intended to type 0 but made a typo in error" calcext:value-type="string">
            <text:p>If you see the logic board part number 820-00236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07100</text:p>
          </table:table-cell>
          <table:table-cell/>
          <table:table-cell table:formula="of:= &quot;If you see the logic board part number &quot; &amp; TEXT([.A209]; &quot;@&quot;) &amp; &quot; it means the user intended to type &quot; &amp; TEXT([.B209]; &quot;@&quot;) &amp; &quot; but made a typo in error&quot;" office:value-type="string" office:string-value="If you see the logic board part number 820-07100 it means the user intended to type 0 but made a typo in error" calcext:value-type="string">
            <text:p>If you see the logic board part number 820-07100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00615</text:p>
          </table:table-cell>
          <table:table-cell/>
          <table:table-cell table:formula="of:= &quot;If you see the logic board part number &quot; &amp; TEXT([.A210]; &quot;@&quot;) &amp; &quot; it means the user intended to type &quot; &amp; TEXT([.B210]; &quot;@&quot;) &amp; &quot; but made a typo in error&quot;" office:value-type="string" office:string-value="If you see the logic board part number 820-00615 it means the user intended to type 0 but made a typo in error" calcext:value-type="string">
            <text:p>If you see the logic board part number 820-00615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01992</text:p>
          </table:table-cell>
          <table:table-cell/>
          <table:table-cell table:formula="of:= &quot;If you see the logic board part number &quot; &amp; TEXT([.A211]; &quot;@&quot;) &amp; &quot; it means the user intended to type &quot; &amp; TEXT([.B211]; &quot;@&quot;) &amp; &quot; but made a typo in error&quot;" office:value-type="string" office:string-value="If you see the logic board part number 820-01992 it means the user intended to type 0 but made a typo in error" calcext:value-type="string">
            <text:p>If you see the logic board part number 820-01992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01401</text:p>
          </table:table-cell>
          <table:table-cell/>
          <table:table-cell table:formula="of:= &quot;If you see the logic board part number &quot; &amp; TEXT([.A212]; &quot;@&quot;) &amp; &quot; it means the user intended to type &quot; &amp; TEXT([.B212]; &quot;@&quot;) &amp; &quot; but made a typo in error&quot;" office:value-type="string" office:string-value="If you see the logic board part number 820-01401 it means the user intended to type 0 but made a typo in error" calcext:value-type="string">
            <text:p>If you see the logic board part number 820-01401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01897</text:p>
          </table:table-cell>
          <table:table-cell/>
          <table:table-cell table:formula="of:= &quot;If you see the logic board part number &quot; &amp; TEXT([.A213]; &quot;@&quot;) &amp; &quot; it means the user intended to type &quot; &amp; TEXT([.B213]; &quot;@&quot;) &amp; &quot; but made a typo in error&quot;" office:value-type="string" office:string-value="If you see the logic board part number 820-01897 it means the user intended to type 0 but made a typo in error" calcext:value-type="string">
            <text:p>If you see the logic board part number 820-01897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00269</text:p>
          </table:table-cell>
          <table:table-cell/>
          <table:table-cell table:formula="of:= &quot;If you see the logic board part number &quot; &amp; TEXT([.A214]; &quot;@&quot;) &amp; &quot; it means the user intended to type &quot; &amp; TEXT([.B214]; &quot;@&quot;) &amp; &quot; but made a typo in error&quot;" office:value-type="string" office:string-value="If you see the logic board part number 820-00269 it means the user intended to type 0 but made a typo in error" calcext:value-type="string">
            <text:p>If you see the logic board part number 820-00269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01654</text:p>
          </table:table-cell>
          <table:table-cell/>
          <table:table-cell table:formula="of:= &quot;If you see the logic board part number &quot; &amp; TEXT([.A215]; &quot;@&quot;) &amp; &quot; it means the user intended to type &quot; &amp; TEXT([.B215]; &quot;@&quot;) &amp; &quot; but made a typo in error&quot;" office:value-type="string" office:string-value="If you see the logic board part number 820-01654 it means the user intended to type 0 but made a typo in error" calcext:value-type="string">
            <text:p>If you see the logic board part number 820-01654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01237</text:p>
          </table:table-cell>
          <table:table-cell/>
          <table:table-cell table:formula="of:= &quot;If you see the logic board part number &quot; &amp; TEXT([.A216]; &quot;@&quot;) &amp; &quot; it means the user intended to type &quot; &amp; TEXT([.B216]; &quot;@&quot;) &amp; &quot; but made a typo in error&quot;" office:value-type="string" office:string-value="If you see the logic board part number 820-01237 it means the user intended to type 0 but made a typo in error" calcext:value-type="string">
            <text:p>If you see the logic board part number 820-01237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00967</text:p>
          </table:table-cell>
          <table:table-cell/>
          <table:table-cell table:formula="of:= &quot;If you see the logic board part number &quot; &amp; TEXT([.A217]; &quot;@&quot;) &amp; &quot; it means the user intended to type &quot; &amp; TEXT([.B217]; &quot;@&quot;) &amp; &quot; but made a typo in error&quot;" office:value-type="string" office:string-value="If you see the logic board part number 820-00967 it means the user intended to type 0 but made a typo in error" calcext:value-type="string">
            <text:p>If you see the logic board part number 820-00967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01190</text:p>
          </table:table-cell>
          <table:table-cell/>
          <table:table-cell table:formula="of:= &quot;If you see the logic board part number &quot; &amp; TEXT([.A218]; &quot;@&quot;) &amp; &quot; it means the user intended to type &quot; &amp; TEXT([.B218]; &quot;@&quot;) &amp; &quot; but made a typo in error&quot;" office:value-type="string" office:string-value="If you see the logic board part number 820-01190 it means the user intended to type 0 but made a typo in error" calcext:value-type="string">
            <text:p>If you see the logic board part number 820-01190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01512</text:p>
          </table:table-cell>
          <table:table-cell/>
          <table:table-cell table:formula="of:= &quot;If you see the logic board part number &quot; &amp; TEXT([.A219]; &quot;@&quot;) &amp; &quot; it means the user intended to type &quot; &amp; TEXT([.B219]; &quot;@&quot;) &amp; &quot; but made a typo in error&quot;" office:value-type="string" office:string-value="If you see the logic board part number 820-01512 it means the user intended to type 0 but made a typo in error" calcext:value-type="string">
            <text:p>If you see the logic board part number 820-01512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00245</text:p>
          </table:table-cell>
          <table:table-cell/>
          <table:table-cell table:formula="of:= &quot;If you see the logic board part number &quot; &amp; TEXT([.A220]; &quot;@&quot;) &amp; &quot; it means the user intended to type &quot; &amp; TEXT([.B220]; &quot;@&quot;) &amp; &quot; but made a typo in error&quot;" office:value-type="string" office:string-value="If you see the logic board part number 820-00245 it means the user intended to type 0 but made a typo in error" calcext:value-type="string">
            <text:p>If you see the logic board part number 820-00245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34374</text:p>
          </table:table-cell>
          <table:table-cell/>
          <table:table-cell table:formula="of:= &quot;If you see the logic board part number &quot; &amp; TEXT([.A221]; &quot;@&quot;) &amp; &quot; it means the user intended to type &quot; &amp; TEXT([.B221]; &quot;@&quot;) &amp; &quot; but made a typo in error&quot;" office:value-type="string" office:string-value="If you see the logic board part number 820-34374 it means the user intended to type 0 but made a typo in error" calcext:value-type="string">
            <text:p>If you see the logic board part number 820-34374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00926</text:p>
          </table:table-cell>
          <table:table-cell/>
          <table:table-cell table:formula="of:= &quot;If you see the logic board part number &quot; &amp; TEXT([.A222]; &quot;@&quot;) &amp; &quot; it means the user intended to type &quot; &amp; TEXT([.B222]; &quot;@&quot;) &amp; &quot; but made a typo in error&quot;" office:value-type="string" office:string-value="If you see the logic board part number 820-00926 it means the user intended to type 0 but made a typo in error" calcext:value-type="string">
            <text:p>If you see the logic board part number 820-00926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00143</text:p>
          </table:table-cell>
          <table:table-cell/>
          <table:table-cell table:formula="of:= &quot;If you see the logic board part number &quot; &amp; TEXT([.A223]; &quot;@&quot;) &amp; &quot; it means the user intended to type &quot; &amp; TEXT([.B223]; &quot;@&quot;) &amp; &quot; but made a typo in error&quot;" office:value-type="string" office:string-value="If you see the logic board part number 820-00143 it means the user intended to type 0 but made a typo in error" calcext:value-type="string">
            <text:p>If you see the logic board part number 820-00143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00939</text:p>
          </table:table-cell>
          <table:table-cell/>
          <table:table-cell table:formula="of:= &quot;If you see the logic board part number &quot; &amp; TEXT([.A224]; &quot;@&quot;) &amp; &quot; it means the user intended to type &quot; &amp; TEXT([.B224]; &quot;@&quot;) &amp; &quot; but made a typo in error&quot;" office:value-type="string" office:string-value="If you see the logic board part number 820-00939 it means the user intended to type 0 but made a typo in error" calcext:value-type="string">
            <text:p>If you see the logic board part number 820-00939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01418</text:p>
          </table:table-cell>
          <table:table-cell/>
          <table:table-cell table:formula="of:= &quot;If you see the logic board part number &quot; &amp; TEXT([.A225]; &quot;@&quot;) &amp; &quot; it means the user intended to type &quot; &amp; TEXT([.B225]; &quot;@&quot;) &amp; &quot; but made a typo in error&quot;" office:value-type="string" office:string-value="If you see the logic board part number 820-01418 it means the user intended to type 0 but made a typo in error" calcext:value-type="string">
            <text:p>If you see the logic board part number 820-01418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00185</text:p>
          </table:table-cell>
          <table:table-cell/>
          <table:table-cell table:formula="of:= &quot;If you see the logic board part number &quot; &amp; TEXT([.A226]; &quot;@&quot;) &amp; &quot; it means the user intended to type &quot; &amp; TEXT([.B226]; &quot;@&quot;) &amp; &quot; but made a typo in error&quot;" office:value-type="string" office:string-value="If you see the logic board part number 820-00185 it means the user intended to type 0 but made a typo in error" calcext:value-type="string">
            <text:p>If you see the logic board part number 820-00185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00136</text:p>
          </table:table-cell>
          <table:table-cell/>
          <table:table-cell table:formula="of:= &quot;If you see the logic board part number &quot; &amp; TEXT([.A227]; &quot;@&quot;) &amp; &quot; it means the user intended to type &quot; &amp; TEXT([.B227]; &quot;@&quot;) &amp; &quot; but made a typo in error&quot;" office:value-type="string" office:string-value="If you see the logic board part number 820-00136 it means the user intended to type 0 but made a typo in error" calcext:value-type="string">
            <text:p>If you see the logic board part number 820-00136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00821</text:p>
          </table:table-cell>
          <table:table-cell/>
          <table:table-cell table:formula="of:= &quot;If you see the logic board part number &quot; &amp; TEXT([.A228]; &quot;@&quot;) &amp; &quot; it means the user intended to type &quot; &amp; TEXT([.B228]; &quot;@&quot;) &amp; &quot; but made a typo in error&quot;" office:value-type="string" office:string-value="If you see the logic board part number 820-00821 it means the user intended to type 0 but made a typo in error" calcext:value-type="string">
            <text:p>If you see the logic board part number 820-00821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01310</text:p>
          </table:table-cell>
          <table:table-cell/>
          <table:table-cell table:formula="of:= &quot;If you see the logic board part number &quot; &amp; TEXT([.A229]; &quot;@&quot;) &amp; &quot; it means the user intended to type &quot; &amp; TEXT([.B229]; &quot;@&quot;) &amp; &quot; but made a typo in error&quot;" office:value-type="string" office:string-value="If you see the logic board part number 820-01310 it means the user intended to type 0 but made a typo in error" calcext:value-type="string">
            <text:p>If you see the logic board part number 820-01310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02987</text:p>
          </table:table-cell>
          <table:table-cell/>
          <table:table-cell table:formula="of:= &quot;If you see the logic board part number &quot; &amp; TEXT([.A230]; &quot;@&quot;) &amp; &quot; it means the user intended to type &quot; &amp; TEXT([.B230]; &quot;@&quot;) &amp; &quot; but made a typo in error&quot;" office:value-type="string" office:string-value="If you see the logic board part number 820-02987 it means the user intended to type 0 but made a typo in error" calcext:value-type="string">
            <text:p>If you see the logic board part number 820-02987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01061</text:p>
          </table:table-cell>
          <table:table-cell/>
          <table:table-cell table:formula="of:= &quot;If you see the logic board part number &quot; &amp; TEXT([.A231]; &quot;@&quot;) &amp; &quot; it means the user intended to type &quot; &amp; TEXT([.B231]; &quot;@&quot;) &amp; &quot; but made a typo in error&quot;" office:value-type="string" office:string-value="If you see the logic board part number 820-01061 it means the user intended to type 0 but made a typo in error" calcext:value-type="string">
            <text:p>If you see the logic board part number 820-01061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00629</text:p>
          </table:table-cell>
          <table:table-cell/>
          <table:table-cell table:formula="of:= &quot;If you see the logic board part number &quot; &amp; TEXT([.A232]; &quot;@&quot;) &amp; &quot; it means the user intended to type &quot; &amp; TEXT([.B232]; &quot;@&quot;) &amp; &quot; but made a typo in error&quot;" office:value-type="string" office:string-value="If you see the logic board part number 820-00629 it means the user intended to type 0 but made a typo in error" calcext:value-type="string">
            <text:p>If you see the logic board part number 820-00629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02091</text:p>
          </table:table-cell>
          <table:table-cell/>
          <table:table-cell table:formula="of:= &quot;If you see the logic board part number &quot; &amp; TEXT([.A233]; &quot;@&quot;) &amp; &quot; it means the user intended to type &quot; &amp; TEXT([.B233]; &quot;@&quot;) &amp; &quot; but made a typo in error&quot;" office:value-type="string" office:string-value="If you see the logic board part number 820-02091 it means the user intended to type 0 but made a typo in error" calcext:value-type="string">
            <text:p>If you see the logic board part number 820-02091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02037</text:p>
          </table:table-cell>
          <table:table-cell/>
          <table:table-cell table:formula="of:= &quot;If you see the logic board part number &quot; &amp; TEXT([.A234]; &quot;@&quot;) &amp; &quot; it means the user intended to type &quot; &amp; TEXT([.B234]; &quot;@&quot;) &amp; &quot; but made a typo in error&quot;" office:value-type="string" office:string-value="If you see the logic board part number 820-02037 it means the user intended to type 0 but made a typo in error" calcext:value-type="string">
            <text:p>If you see the logic board part number 820-02037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01823</text:p>
          </table:table-cell>
          <table:table-cell/>
          <table:table-cell table:formula="of:= &quot;If you see the logic board part number &quot; &amp; TEXT([.A235]; &quot;@&quot;) &amp; &quot; it means the user intended to type &quot; &amp; TEXT([.B235]; &quot;@&quot;) &amp; &quot; but made a typo in error&quot;" office:value-type="string" office:string-value="If you see the logic board part number 820-01823 it means the user intended to type 0 but made a typo in error" calcext:value-type="string">
            <text:p>If you see the logic board part number 820-01823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01779</text:p>
          </table:table-cell>
          <table:table-cell/>
          <table:table-cell table:formula="of:= &quot;If you see the logic board part number &quot; &amp; TEXT([.A236]; &quot;@&quot;) &amp; &quot; it means the user intended to type &quot; &amp; TEXT([.B236]; &quot;@&quot;) &amp; &quot; but made a typo in error&quot;" office:value-type="string" office:string-value="If you see the logic board part number 820-01779 it means the user intended to type 0 but made a typo in error" calcext:value-type="string">
            <text:p>If you see the logic board part number 820-01779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02443</text:p>
          </table:table-cell>
          <table:table-cell/>
          <table:table-cell table:formula="of:= &quot;If you see the logic board part number &quot; &amp; TEXT([.A237]; &quot;@&quot;) &amp; &quot; it means the user intended to type &quot; &amp; TEXT([.B237]; &quot;@&quot;) &amp; &quot; but made a typo in error&quot;" office:value-type="string" office:string-value="If you see the logic board part number 820-02443 it means the user intended to type 0 but made a typo in error" calcext:value-type="string">
            <text:p>If you see the logic board part number 820-02443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02862</text:p>
          </table:table-cell>
          <table:table-cell/>
          <table:table-cell table:formula="of:= &quot;If you see the logic board part number &quot; &amp; TEXT([.A238]; &quot;@&quot;) &amp; &quot; it means the user intended to type &quot; &amp; TEXT([.B238]; &quot;@&quot;) &amp; &quot; but made a typo in error&quot;" office:value-type="string" office:string-value="If you see the logic board part number 820-02862 it means the user intended to type 0 but made a typo in error" calcext:value-type="string">
            <text:p>If you see the logic board part number 820-02862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00145</text:p>
          </table:table-cell>
          <table:table-cell/>
          <table:table-cell table:formula="of:= &quot;If you see the logic board part number &quot; &amp; TEXT([.A239]; &quot;@&quot;) &amp; &quot; it means the user intended to type &quot; &amp; TEXT([.B239]; &quot;@&quot;) &amp; &quot; but made a typo in error&quot;" office:value-type="string" office:string-value="If you see the logic board part number 820-00145 it means the user intended to type 0 but made a typo in error" calcext:value-type="string">
            <text:p>If you see the logic board part number 820-00145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02890</text:p>
          </table:table-cell>
          <table:table-cell/>
          <table:table-cell table:formula="of:= &quot;If you see the logic board part number &quot; &amp; TEXT([.A240]; &quot;@&quot;) &amp; &quot; it means the user intended to type &quot; &amp; TEXT([.B240]; &quot;@&quot;) &amp; &quot; but made a typo in error&quot;" office:value-type="string" office:string-value="If you see the logic board part number 820-02890 it means the user intended to type 0 but made a typo in error" calcext:value-type="string">
            <text:p>If you see the logic board part number 820-02890 it means the user intended to type 0 but made a typo in error</text:p>
          </table:table-cell>
        </table:table-row>
      </table:table>
      <table:named-expressions/>
      <table:database-ranges>
        <table:database-range table:name="__Anonymous_Sheet_DB__0" table:target-range-address="macbook_board_models.A2:macbook_board_models.H318">
          <table:sort>
            <table:sort-by table:field-number="0" table:data-type="automatic"/>
          </table:sort>
        </table:database-range>
        <table:database-range table:name="__Anonymous_Sheet_DB__1" table:target-range-address="'typos and other boards'.A5:'typos and other boards'.C240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2-26T15:14:14.274653512</dc:date>
    <meta:editing-duration>PT1H55M39S</meta:editing-duration>
    <meta:editing-cycles>10</meta:editing-cycles>
    <meta:generator>LibreOffice/7.3.7.2$Linux_X86_64 LibreOffice_project/30$Build-2</meta:generator>
    <meta:document-statistic meta:table-count="2" meta:cell-count="1081" meta:object-count="0"/>
  </office:meta>
</office:document-meta>
</file>